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10000023400000193C5C89F04.png" manifest:media-type="image/png"/>
  <manifest:file-entry manifest:full-path="Pictures/10000001000001CC0000005D05E17837.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1" style:family="table-row">
      <style:table-row-properties fo:background-color="#00a933">
        <style:background-image/>
      </style:table-row-properties>
    </style:style>
    <style:style style:name="Table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transparent" fo:padding="0.0201in" fo:border="0.05pt solid #000000" style:writing-mode="page">
        <style:background-image/>
      </style:table-cell-properties>
    </style:style>
    <style:style style:name="Table5.2" style:family="table-row">
      <style:table-row-properties fo:background-color="#dde8cb">
        <style:background-image/>
      </style:table-row-properties>
    </style:style>
    <style:style style:name="Table5.A2" style:family="table-cell">
      <style:table-cell-properties fo:padding="0.0201in" fo:border-left="0.05pt solid #000000" fo:border-right="none" fo:border-top="none" fo:border-bottom="0.05pt solid #000000" style:writing-mode="page"/>
    </style:style>
    <style:style style:name="Table5.B2" style:family="table-cell">
      <style:table-cell-properties fo:padding="0.0201in" fo:border-left="0.05pt solid #000000" fo:border-right="0.05pt solid #000000" fo:border-top="none" fo:border-bottom="0.05pt solid #000000" style:writing-mode="page"/>
    </style:style>
    <style:style style:name="Table5.A3" style:family="table-cell">
      <style:table-cell-properties fo:padding="0.0201in" fo:border-left="0.05pt solid #000000" fo:border-right="none" fo:border-top="none" fo:border-bottom="0.05pt solid #000000" style:writing-mode="page"/>
    </style:style>
    <style:style style:name="Table5.B3" style:family="table-cell">
      <style:table-cell-properties fo:padding="0.0201in" fo:border-left="0.05pt solid #000000" fo:border-right="0.05pt solid #000000" fo:border-top="none" fo:border-bottom="0.05pt solid #000000" style:writing-mode="page"/>
    </style:style>
    <style:style style:name="Table5.A4" style:family="table-cell">
      <style:table-cell-properties fo:padding="0.0201in" fo:border-left="0.05pt solid #000000" fo:border-right="none" fo:border-top="none" fo:border-bottom="0.05pt solid #000000" style:writing-mode="page"/>
    </style:style>
    <style:style style:name="Table5.B4" style:family="table-cell">
      <style:table-cell-properties fo:padding="0.0201in" fo:border-left="0.05pt solid #000000" fo:border-right="0.05pt solid #000000" fo:border-top="none" fo:border-bottom="0.05pt solid #000000" style:writing-mode="page"/>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P425" style:family="paragraph" style:parent-style-name="Heading_20_2">
      <style:text-properties officeooo:rsid="01bbed22" officeooo:paragraph-rsid="01bbed22"/>
    </style:style>
    <style:style style:name="P426" style:family="paragraph" style:parent-style-name="Text_20_body">
      <style:text-properties officeooo:rsid="01bbed22" officeooo:paragraph-rsid="01bbed22"/>
    </style:style>
    <style:style style:name="P427" style:family="paragraph" style:parent-style-name="Text_20_body">
      <style:text-properties officeooo:rsid="01bd3acc" officeooo:paragraph-rsid="01bd3acc"/>
    </style:style>
    <style:style style:name="P428" style:family="paragraph" style:parent-style-name="Text_20_body" style:list-style-name="List_20_1">
      <style:text-properties officeooo:rsid="01bd3acc" officeooo:paragraph-rsid="01bd3acc"/>
    </style:style>
    <style:style style:name="P429" style:family="paragraph" style:parent-style-name="Text_20_body" style:list-style-name="List_20_1">
      <style:text-properties fo:font-style="normal" officeooo:rsid="01bd3acc" officeooo:paragraph-rsid="01bd3acc" style:font-style-asian="normal" style:font-style-complex="normal"/>
    </style:style>
    <style:style style:name="P430" style:family="paragraph" style:parent-style-name="Heading_20_1">
      <style:text-properties officeooo:rsid="01bdf3c6"/>
    </style:style>
    <style:style style:name="P431" style:family="paragraph" style:parent-style-name="Text_20_body">
      <style:text-properties officeooo:rsid="01bdf3c6" officeooo:paragraph-rsid="01bdf3c6"/>
    </style:style>
    <style:style style:name="P432" style:family="paragraph" style:parent-style-name="Text_20_body">
      <style:text-properties officeooo:rsid="01bfd65d" officeooo:paragraph-rsid="01bfd65d"/>
    </style:style>
    <style:style style:name="P433" style:family="paragraph" style:parent-style-name="Text_20_body">
      <style:text-properties fo:font-style="normal" officeooo:rsid="01c0ad52" officeooo:paragraph-rsid="01c0ad52" style:font-style-asian="normal" style:font-style-complex="normal"/>
    </style:style>
    <style:style style:name="P434" style:family="paragraph" style:parent-style-name="Text_20_body">
      <style:text-properties fo:font-style="normal" officeooo:rsid="01c29463" officeooo:paragraph-rsid="01c29463" style:font-style-asian="normal" style:font-style-complex="normal"/>
    </style:style>
    <style:style style:name="P435" style:family="paragraph" style:parent-style-name="Text_20_body">
      <style:text-properties fo:font-style="normal" officeooo:rsid="01c3a74d" officeooo:paragraph-rsid="01c3a74d" style:font-style-asian="normal" style:font-style-complex="normal"/>
    </style:style>
    <style:style style:name="P436" style:family="paragraph" style:parent-style-name="Text_20_body">
      <style:text-properties officeooo:rsid="01c3a74d" officeooo:paragraph-rsid="01c3a74d"/>
    </style:style>
    <style:style style:name="P437" style:family="paragraph" style:parent-style-name="Text_20_body">
      <style:text-properties officeooo:rsid="01c7ebbb" officeooo:paragraph-rsid="01c7ebbb"/>
    </style:style>
    <style:style style:name="P438" style:family="paragraph" style:parent-style-name="Text_20_body">
      <style:text-properties officeooo:rsid="01c9bbe8" officeooo:paragraph-rsid="01c9bbe8"/>
    </style:style>
    <style:style style:name="P439" style:family="paragraph" style:parent-style-name="Text_20_body">
      <style:text-properties officeooo:rsid="01c9e973" officeooo:paragraph-rsid="01c9e973"/>
    </style:style>
    <style:style style:name="P440" style:family="paragraph" style:parent-style-name="Heading_20_1">
      <style:text-properties officeooo:rsid="01cba0dd"/>
    </style:style>
    <style:style style:name="P441" style:family="paragraph" style:parent-style-name="Text_20_body">
      <style:text-properties officeooo:rsid="01cba0dd" officeooo:paragraph-rsid="01cba0dd"/>
    </style:style>
    <style:style style:name="P442" style:family="paragraph" style:parent-style-name="Text_20_body">
      <style:text-properties officeooo:rsid="01cdd0df" officeooo:paragraph-rsid="01ce538f"/>
    </style:style>
    <style:style style:name="P443" style:family="paragraph" style:parent-style-name="Text_20_body">
      <style:text-properties officeooo:rsid="01ce538f" officeooo:paragraph-rsid="01ce538f"/>
    </style:style>
    <style:style style:name="P444" style:family="paragraph" style:parent-style-name="Text_20_body">
      <style:text-properties officeooo:rsid="01cfa73f" officeooo:paragraph-rsid="01cfa73f"/>
    </style:style>
    <style:style style:name="P445" style:family="paragraph" style:parent-style-name="Heading_20_2">
      <style:text-properties officeooo:rsid="01d40b81" officeooo:paragraph-rsid="01d40b81"/>
    </style:style>
    <style:style style:name="P446" style:family="paragraph" style:parent-style-name="Text_20_body">
      <style:text-properties officeooo:rsid="01d1a6a0" officeooo:paragraph-rsid="01d1a6a0"/>
    </style:style>
    <style:style style:name="P447" style:family="paragraph" style:parent-style-name="Text_20_body">
      <style:text-properties officeooo:rsid="01d1c5fa" officeooo:paragraph-rsid="01d1c5fa"/>
    </style:style>
    <style:style style:name="P448" style:family="paragraph" style:parent-style-name="Text_20_body">
      <style:text-properties officeooo:rsid="01d2cf8d" officeooo:paragraph-rsid="01d2cf8d"/>
    </style:style>
    <style:style style:name="P449" style:family="paragraph" style:parent-style-name="Text_20_body">
      <style:text-properties officeooo:paragraph-rsid="01d97a38"/>
    </style:style>
    <style:style style:name="P450" style:family="paragraph" style:parent-style-name="Text_20_body">
      <style:text-properties officeooo:rsid="01d55e8d" officeooo:paragraph-rsid="01d97a38"/>
    </style:style>
    <style:style style:name="P451" style:family="paragraph" style:parent-style-name="Text_20_body">
      <style:text-properties officeooo:rsid="01d63f6c" officeooo:paragraph-rsid="01d63f6c"/>
    </style:style>
    <style:style style:name="P452" style:family="paragraph" style:parent-style-name="Text_20_body">
      <style:text-properties officeooo:rsid="01d97a38" officeooo:paragraph-rsid="01d97a38"/>
    </style:style>
    <style:style style:name="P453" style:family="paragraph" style:parent-style-name="CommitMessage">
      <style:text-properties officeooo:paragraph-rsid="01db375c"/>
    </style:style>
    <style:style style:name="P454" style:family="paragraph" style:parent-style-name="Heading_20_1">
      <style:text-properties officeooo:rsid="01dbcf56"/>
    </style:style>
    <style:style style:name="P455" style:family="paragraph" style:parent-style-name="Text_20_body">
      <style:text-properties officeooo:rsid="01dbcf56" officeooo:paragraph-rsid="01dbcf56"/>
    </style:style>
    <style:style style:name="P456" style:family="paragraph" style:parent-style-name="Text_20_body">
      <style:text-properties fo:font-style="normal" officeooo:rsid="01dc4362" officeooo:paragraph-rsid="01dc4362" style:font-style-asian="normal" style:font-style-complex="normal"/>
    </style:style>
    <style:style style:name="P457" style:family="paragraph" style:parent-style-name="CommitMessage">
      <style:text-properties officeooo:rsid="01dc4362" officeooo:paragraph-rsid="01dc4362"/>
    </style:style>
    <style:style style:name="P458" style:family="paragraph" style:parent-style-name="Text_20_body">
      <style:text-properties officeooo:rsid="01dc8139" officeooo:paragraph-rsid="01dc8139"/>
    </style:style>
    <style:style style:name="P459" style:family="paragraph" style:parent-style-name="Heading_20_2">
      <style:text-properties officeooo:rsid="01dc8139" officeooo:paragraph-rsid="01dc8139"/>
    </style:style>
    <style:style style:name="P460" style:family="paragraph" style:parent-style-name="Heading_20_1">
      <style:text-properties officeooo:rsid="01df9fdd"/>
    </style:style>
    <style:style style:name="P461" style:family="paragraph" style:parent-style-name="Text_20_body">
      <style:text-properties officeooo:rsid="01dff0bb" officeooo:paragraph-rsid="01dff0bb"/>
    </style:style>
    <style:style style:name="P462" style:family="paragraph" style:parent-style-name="Text_20_body">
      <style:text-properties officeooo:rsid="01e219d5" officeooo:paragraph-rsid="01e219d5"/>
    </style:style>
    <style:style style:name="P463" style:family="paragraph" style:parent-style-name="Text_20_body">
      <style:text-properties officeooo:rsid="01e23414" officeooo:paragraph-rsid="01e23414"/>
    </style:style>
    <style:style style:name="P464" style:family="paragraph" style:parent-style-name="Heading_20_2">
      <style:text-properties officeooo:rsid="01e23414" officeooo:paragraph-rsid="01e23414"/>
    </style:style>
    <style:style style:name="P465" style:family="paragraph" style:parent-style-name="Text_20_body">
      <style:text-properties officeooo:rsid="01e23795" officeooo:paragraph-rsid="01e23795"/>
    </style:style>
    <style:style style:name="P466" style:family="paragraph" style:parent-style-name="Heading_20_2">
      <style:text-properties officeooo:rsid="01e40269" officeooo:paragraph-rsid="01e40269"/>
    </style:style>
    <style:style style:name="P467" style:family="paragraph" style:parent-style-name="Text_20_body">
      <style:text-properties officeooo:rsid="01e40269" officeooo:paragraph-rsid="01e40269"/>
    </style:style>
    <style:style style:name="P468" style:family="paragraph" style:parent-style-name="Text_20_body">
      <style:text-properties fo:font-style="normal" officeooo:rsid="01e50395" officeooo:paragraph-rsid="01e50395" style:font-style-asian="normal" style:font-style-complex="normal"/>
    </style:style>
    <style:style style:name="P469" style:family="paragraph" style:parent-style-name="Heading_20_1">
      <style:text-properties officeooo:rsid="01e61d68"/>
    </style:style>
    <style:style style:name="P470" style:family="paragraph" style:parent-style-name="Text_20_body">
      <style:text-properties officeooo:rsid="01e61d68" officeooo:paragraph-rsid="01e61d68"/>
    </style:style>
    <style:style style:name="P471" style:family="paragraph" style:parent-style-name="Text_20_body">
      <style:text-properties officeooo:rsid="01e61d68" officeooo:paragraph-rsid="01e96e56"/>
    </style:style>
    <style:style style:name="P472" style:family="paragraph" style:parent-style-name="Text_20_body">
      <style:text-properties fo:font-style="normal" fo:font-weight="normal" officeooo:rsid="01eaa746" officeooo:paragraph-rsid="01eaa746" style:font-style-asian="normal" style:font-weight-asian="normal" style:font-style-complex="normal" style:font-weight-complex="normal"/>
    </style:style>
    <style:style style:name="P473" style:family="paragraph" style:parent-style-name="Text_20_body">
      <style:text-properties fo:font-style="normal" fo:font-weight="normal" officeooo:rsid="01eb882c" officeooo:paragraph-rsid="01eb882c" style:font-style-asian="normal" style:font-weight-asian="normal" style:font-style-complex="normal" style:font-weight-complex="normal"/>
    </style:style>
    <style:style style:name="P474" style:family="paragraph" style:parent-style-name="Text_20_body">
      <style:text-properties fo:font-style="normal" fo:font-weight="normal" officeooo:rsid="01ec0590" officeooo:paragraph-rsid="01ec0590" style:font-style-asian="normal" style:font-weight-asian="normal" style:font-style-complex="normal" style:font-weight-complex="normal"/>
    </style:style>
    <style:style style:name="P475" style:family="paragraph" style:parent-style-name="Text_20_body">
      <style:text-properties fo:font-style="normal" fo:font-weight="normal" officeooo:rsid="01ed9672" officeooo:paragraph-rsid="01ef22bb" style:font-style-asian="normal" style:font-weight-asian="normal" style:font-style-complex="normal" style:font-weight-complex="normal"/>
    </style:style>
    <style:style style:name="P476" style:family="paragraph" style:parent-style-name="Text_20_body">
      <style:text-properties fo:font-style="normal" fo:font-weight="normal" officeooo:rsid="01ef22bb" officeooo:paragraph-rsid="01ef22bb" style:font-style-asian="normal" style:font-weight-asian="normal" style:font-style-complex="normal" style:font-weight-complex="normal"/>
    </style:style>
    <style:style style:name="P477" style:family="paragraph" style:parent-style-name="Text_20_body">
      <style:text-properties fo:font-style="normal" fo:font-weight="normal" officeooo:rsid="01f09a2d" officeooo:paragraph-rsid="01f09a2d" style:font-style-asian="normal" style:font-weight-asian="normal" style:font-style-complex="normal" style:font-weight-complex="normal"/>
    </style:style>
    <style:style style:name="P478" style:family="paragraph" style:parent-style-name="Text_20_body">
      <style:text-properties officeooo:rsid="01f0bc62" officeooo:paragraph-rsid="01f0bc62"/>
    </style:style>
    <style:style style:name="P479" style:family="paragraph" style:parent-style-name="Text_20_body">
      <style:text-properties officeooo:rsid="01f1186e" officeooo:paragraph-rsid="01f1186e"/>
    </style:style>
    <style:style style:name="P480" style:family="paragraph" style:parent-style-name="CommitMessage">
      <style:text-properties officeooo:rsid="01f296fe" officeooo:paragraph-rsid="01f296fe"/>
    </style:style>
    <style:style style:name="P481" style:family="paragraph" style:parent-style-name="Text_20_body">
      <style:text-properties officeooo:rsid="01f296fe" officeooo:paragraph-rsid="01f296fe"/>
    </style:style>
    <style:style style:name="P482" style:family="paragraph" style:parent-style-name="CodeIndent">
      <style:text-properties officeooo:paragraph-rsid="01f4c9cb"/>
    </style:style>
    <style:style style:name="P483" style:family="paragraph" style:parent-style-name="Text_20_body">
      <style:text-properties officeooo:rsid="01f2fb27" officeooo:paragraph-rsid="01f2fb27"/>
    </style:style>
    <style:style style:name="P484" style:family="paragraph" style:parent-style-name="CommitMessage">
      <style:text-properties officeooo:rsid="01f44397" officeooo:paragraph-rsid="01f44397"/>
    </style:style>
    <style:style style:name="P485" style:family="paragraph" style:parent-style-name="Heading_20_1">
      <style:text-properties officeooo:rsid="01f4c9cb"/>
    </style:style>
    <style:style style:name="P486" style:family="paragraph" style:parent-style-name="Text_20_body">
      <style:text-properties officeooo:rsid="01f4c9cb" officeooo:paragraph-rsid="01f4c9cb"/>
    </style:style>
    <style:style style:name="P487" style:family="paragraph" style:parent-style-name="Text_20_body">
      <style:text-properties officeooo:rsid="01f64da1" officeooo:paragraph-rsid="01f64da1"/>
    </style:style>
    <style:style style:name="P488" style:family="paragraph" style:parent-style-name="Text_20_body">
      <style:text-properties officeooo:rsid="01f9332e" officeooo:paragraph-rsid="01f9332e"/>
    </style:style>
    <style:style style:name="P489" style:family="paragraph" style:parent-style-name="Text_20_body">
      <style:text-properties officeooo:rsid="01fb3175" officeooo:paragraph-rsid="01fb3175"/>
    </style:style>
    <style:style style:name="P490" style:family="paragraph" style:parent-style-name="Text_20_body">
      <style:text-properties officeooo:rsid="01fc7c01" officeooo:paragraph-rsid="01fc7c01"/>
    </style:style>
    <style:style style:name="P491" style:family="paragraph" style:parent-style-name="Heading_20_2">
      <style:text-properties officeooo:rsid="01fc7c01" officeooo:paragraph-rsid="01fc7c01"/>
    </style:style>
    <style:style style:name="P492" style:family="paragraph" style:parent-style-name="Text_20_body">
      <style:text-properties officeooo:rsid="01fd9f74" officeooo:paragraph-rsid="01fd9f74"/>
    </style:style>
    <style:style style:name="P493" style:family="paragraph" style:parent-style-name="Heading_20_1">
      <style:text-properties officeooo:rsid="0200d486"/>
    </style:style>
    <style:style style:name="P494" style:family="paragraph" style:parent-style-name="Text_20_body">
      <style:text-properties officeooo:rsid="0200d486" officeooo:paragraph-rsid="0200d486"/>
    </style:style>
    <style:style style:name="P495" style:family="paragraph" style:parent-style-name="CodeIndent">
      <style:text-properties officeooo:rsid="020217f2" officeooo:paragraph-rsid="020217f2"/>
    </style:style>
    <style:style style:name="P496" style:family="paragraph" style:parent-style-name="CodeIndent">
      <style:text-properties fo:font-variant="normal" fo:text-transform="none" fo:color="#000000" loext:opacity="100%" style:font-name="Liberation Mono1" fo:font-size="8pt" fo:letter-spacing="normal" officeooo:rsid="020217f2" officeooo:paragraph-rsid="020217f2"/>
    </style:style>
    <style:style style:name="P497" style:family="paragraph" style:parent-style-name="Text_20_body">
      <style:text-properties officeooo:rsid="020217f2" officeooo:paragraph-rsid="020217f2"/>
    </style:style>
    <style:style style:name="P498" style:family="paragraph" style:parent-style-name="Heading_20_1">
      <style:text-properties officeooo:rsid="0205dad9"/>
    </style:style>
    <style:style style:name="P499" style:family="paragraph" style:parent-style-name="Text_20_body">
      <style:text-properties officeooo:rsid="0205dad9" officeooo:paragraph-rsid="0205dad9"/>
    </style:style>
    <style:style style:name="P500" style:family="paragraph" style:parent-style-name="Text_20_body">
      <style:text-properties officeooo:rsid="020907aa" officeooo:paragraph-rsid="020907aa"/>
    </style:style>
    <style:style style:name="P501" style:family="paragraph" style:parent-style-name="Text_20_body">
      <style:text-properties officeooo:rsid="0209d8bd" officeooo:paragraph-rsid="020a2b6e"/>
    </style:style>
    <style:style style:name="P502" style:family="paragraph" style:parent-style-name="Text_20_body">
      <style:text-properties officeooo:rsid="020a2b6e" officeooo:paragraph-rsid="020a2b6e"/>
    </style:style>
    <style:style style:name="P503" style:family="paragraph" style:parent-style-name="Text_20_body">
      <style:text-properties officeooo:rsid="020b4707" officeooo:paragraph-rsid="020b4707"/>
    </style:style>
    <style:style style:name="P504" style:family="paragraph" style:parent-style-name="Text_20_body">
      <style:text-properties officeooo:rsid="020ba9bd" officeooo:paragraph-rsid="020ba9bd"/>
    </style:style>
    <style:style style:name="P505" style:family="paragraph" style:parent-style-name="Text_20_body">
      <style:text-properties fo:font-style="normal" officeooo:rsid="020dc316" officeooo:paragraph-rsid="020dc316" style:font-style-asian="normal" style:font-style-complex="normal"/>
    </style:style>
    <style:style style:name="P506" style:family="paragraph" style:parent-style-name="CommitMessage">
      <style:text-properties officeooo:rsid="020dc316" officeooo:paragraph-rsid="020dc316"/>
    </style:style>
    <style:style style:name="P507" style:family="paragraph" style:parent-style-name="Text_20_body">
      <style:text-properties officeooo:rsid="020dc316" officeooo:paragraph-rsid="020dc316"/>
    </style:style>
    <style:style style:name="P508" style:family="paragraph" style:parent-style-name="Text_20_body">
      <style:text-properties officeooo:rsid="020f3902" officeooo:paragraph-rsid="020f3902"/>
    </style:style>
    <style:style style:name="P509" style:family="paragraph" style:parent-style-name="Text_20_body">
      <style:text-properties officeooo:rsid="0210ff23" officeooo:paragraph-rsid="0210ff23"/>
    </style:style>
    <style:style style:name="P510" style:family="paragraph" style:parent-style-name="Text_20_body">
      <style:text-properties officeooo:rsid="02118865" officeooo:paragraph-rsid="02118865"/>
    </style:style>
    <style:style style:name="P511" style:family="paragraph" style:parent-style-name="Heading_20_1">
      <style:text-properties officeooo:rsid="02120e85"/>
    </style:style>
    <style:style style:name="P512" style:family="paragraph" style:parent-style-name="Text_20_body">
      <style:text-properties officeooo:rsid="02120e85" officeooo:paragraph-rsid="02120e85"/>
    </style:style>
    <style:style style:name="P513" style:family="paragraph" style:parent-style-name="Text_20_body">
      <style:text-properties officeooo:rsid="02130fab" officeooo:paragraph-rsid="02130fab"/>
    </style:style>
    <style:style style:name="P514" style:family="paragraph" style:parent-style-name="Text_20_body">
      <style:text-properties officeooo:rsid="02143885" officeooo:paragraph-rsid="02143885"/>
    </style:style>
    <style:style style:name="P515" style:family="paragraph" style:parent-style-name="TODO">
      <style:text-properties officeooo:rsid="02143885"/>
    </style:style>
    <style:style style:name="P516" style:family="paragraph" style:parent-style-name="TODO">
      <style:text-properties officeooo:rsid="02143885" officeooo:paragraph-rsid="0224639d"/>
    </style:style>
    <style:style style:name="P517" style:family="paragraph" style:parent-style-name="CommitMessage">
      <style:text-properties officeooo:rsid="0214ac26" officeooo:paragraph-rsid="0214ac26"/>
    </style:style>
    <style:style style:name="P518" style:family="paragraph" style:parent-style-name="Heading_20_1">
      <style:text-properties officeooo:rsid="0215e9b4"/>
    </style:style>
    <style:style style:name="P519" style:family="paragraph" style:parent-style-name="Text_20_body">
      <style:text-properties officeooo:rsid="0215e9b4" officeooo:paragraph-rsid="0215e9b4"/>
    </style:style>
    <style:style style:name="P520" style:family="paragraph" style:parent-style-name="Text_20_body">
      <style:text-properties officeooo:rsid="0217102c" officeooo:paragraph-rsid="0217102c"/>
    </style:style>
    <style:style style:name="P521" style:family="paragraph" style:parent-style-name="Text_20_body">
      <style:text-properties officeooo:rsid="0219b2e7" officeooo:paragraph-rsid="0219b2e7"/>
    </style:style>
    <style:style style:name="P522" style:family="paragraph" style:parent-style-name="Text_20_body">
      <style:text-properties officeooo:rsid="021b6958" officeooo:paragraph-rsid="021b6958"/>
    </style:style>
    <style:style style:name="P523" style:family="paragraph" style:parent-style-name="Text_20_body">
      <style:text-properties officeooo:paragraph-rsid="021b6958"/>
    </style:style>
    <style:style style:name="P524" style:family="paragraph" style:parent-style-name="Text_20_body">
      <style:text-properties officeooo:rsid="021dc42d" officeooo:paragraph-rsid="021dc42d"/>
    </style:style>
    <style:style style:name="P525" style:family="paragraph" style:parent-style-name="Text_20_body">
      <style:text-properties officeooo:rsid="021e684c" officeooo:paragraph-rsid="021e684c"/>
    </style:style>
    <style:style style:name="P526" style:family="paragraph" style:parent-style-name="Text_20_body">
      <style:text-properties fo:font-style="normal" officeooo:rsid="02202bbc" officeooo:paragraph-rsid="02202bbc" style:font-style-asian="normal" style:font-style-complex="normal"/>
    </style:style>
    <style:style style:name="P527" style:family="paragraph" style:parent-style-name="Text_20_body">
      <style:text-properties fo:font-style="normal" officeooo:rsid="022379bd" officeooo:paragraph-rsid="022379bd" style:font-style-asian="normal" style:font-style-complex="normal"/>
    </style:style>
    <style:style style:name="P528" style:family="paragraph" style:parent-style-name="Text_20_body">
      <style:text-properties fo:font-style="normal" officeooo:rsid="0223d067" officeooo:paragraph-rsid="0223d067" style:font-style-asian="normal" style:font-style-complex="normal"/>
    </style:style>
    <style:style style:name="P529" style:family="paragraph" style:parent-style-name="Text_20_body">
      <style:text-properties officeooo:rsid="0224639d" officeooo:paragraph-rsid="0224639d"/>
    </style:style>
    <style:style style:name="P530" style:family="paragraph" style:parent-style-name="Heading_20_1">
      <style:text-properties officeooo:rsid="02251356"/>
    </style:style>
    <style:style style:name="P531" style:family="paragraph" style:parent-style-name="Text_20_body">
      <style:text-properties officeooo:rsid="02251356" officeooo:paragraph-rsid="02251356"/>
    </style:style>
    <style:style style:name="P532" style:family="paragraph" style:parent-style-name="TODO">
      <style:text-properties officeooo:rsid="02251356" officeooo:paragraph-rsid="02251356"/>
    </style:style>
    <style:style style:name="P533" style:family="paragraph" style:parent-style-name="TODO">
      <style:text-properties officeooo:rsid="02251356" officeooo:paragraph-rsid="0227d122"/>
    </style:style>
    <style:style style:name="P534" style:family="paragraph" style:parent-style-name="TODO">
      <style:text-properties officeooo:rsid="02251356" officeooo:paragraph-rsid="024bff84"/>
    </style:style>
    <style:style style:name="P535" style:family="paragraph" style:parent-style-name="Text_20_body">
      <style:text-properties officeooo:rsid="0227d122" officeooo:paragraph-rsid="0227d122"/>
    </style:style>
    <style:style style:name="P536" style:family="paragraph" style:parent-style-name="Text_20_body">
      <style:text-properties officeooo:rsid="0229b89e" officeooo:paragraph-rsid="0229b89e"/>
    </style:style>
    <style:style style:name="P537" style:family="paragraph" style:parent-style-name="Text_20_body">
      <style:text-properties officeooo:rsid="022b909f" officeooo:paragraph-rsid="022b909f"/>
    </style:style>
    <style:style style:name="P538" style:family="paragraph" style:parent-style-name="Text_20_body">
      <style:text-properties officeooo:rsid="022c7975" officeooo:paragraph-rsid="022c7975"/>
    </style:style>
    <style:style style:name="P539" style:family="paragraph" style:parent-style-name="Text_20_body">
      <style:text-properties fo:font-weight="normal" officeooo:rsid="022e4502" officeooo:paragraph-rsid="022e4502" style:font-weight-asian="normal" style:font-weight-complex="normal"/>
    </style:style>
    <style:style style:name="P540" style:family="paragraph" style:parent-style-name="Heading_20_1">
      <style:text-properties officeooo:rsid="022f8824"/>
    </style:style>
    <style:style style:name="P541" style:family="paragraph" style:parent-style-name="Text_20_body">
      <style:text-properties officeooo:rsid="022f8824" officeooo:paragraph-rsid="022f8824"/>
    </style:style>
    <style:style style:name="P542" style:family="paragraph" style:parent-style-name="Text_20_body">
      <style:text-properties officeooo:rsid="0230dbf0" officeooo:paragraph-rsid="0230dbf0"/>
    </style:style>
    <style:style style:name="P543" style:family="paragraph" style:parent-style-name="Text_20_body">
      <style:text-properties officeooo:paragraph-rsid="02311d46"/>
    </style:style>
    <style:style style:name="P544" style:family="paragraph" style:parent-style-name="Text_20_body">
      <style:text-properties officeooo:rsid="02344008" officeooo:paragraph-rsid="02344008"/>
    </style:style>
    <style:style style:name="P545" style:family="paragraph" style:parent-style-name="Text_20_body">
      <style:text-properties officeooo:rsid="023606a7" officeooo:paragraph-rsid="023606a7"/>
    </style:style>
    <style:style style:name="P546" style:family="paragraph" style:parent-style-name="Text_20_body">
      <style:text-properties officeooo:rsid="02367217" officeooo:paragraph-rsid="02367217"/>
    </style:style>
    <style:style style:name="P547" style:family="paragraph" style:parent-style-name="Heading_20_1">
      <style:text-properties officeooo:rsid="02379d34"/>
    </style:style>
    <style:style style:name="P548" style:family="paragraph" style:parent-style-name="Text_20_body">
      <style:text-properties officeooo:rsid="02379d34" officeooo:paragraph-rsid="02379d34"/>
    </style:style>
    <style:style style:name="P549" style:family="paragraph" style:parent-style-name="Text_20_body">
      <style:text-properties officeooo:rsid="023bcf4b" officeooo:paragraph-rsid="023bcf4b"/>
    </style:style>
    <style:style style:name="P550" style:family="paragraph" style:parent-style-name="Text_20_body">
      <style:text-properties officeooo:rsid="023e93df" officeooo:paragraph-rsid="023e93df"/>
    </style:style>
    <style:style style:name="P551" style:family="paragraph" style:parent-style-name="Heading_20_1">
      <style:text-properties officeooo:rsid="02405b2c"/>
    </style:style>
    <style:style style:name="P552" style:family="paragraph" style:parent-style-name="Text_20_body">
      <style:text-properties officeooo:rsid="02405b2c" officeooo:paragraph-rsid="02405b2c"/>
    </style:style>
    <style:style style:name="P553" style:family="paragraph" style:parent-style-name="Text_20_body">
      <style:text-properties officeooo:rsid="0244b280" officeooo:paragraph-rsid="0244b280"/>
    </style:style>
    <style:style style:name="P554" style:family="paragraph" style:parent-style-name="Heading_20_1">
      <style:text-properties officeooo:rsid="02457c01"/>
    </style:style>
    <style:style style:name="P555" style:family="paragraph" style:parent-style-name="Text_20_body">
      <style:text-properties officeooo:rsid="02457c01" officeooo:paragraph-rsid="02457c01"/>
    </style:style>
    <style:style style:name="P556" style:family="paragraph" style:parent-style-name="Text_20_body">
      <style:text-properties officeooo:rsid="02469fa2" officeooo:paragraph-rsid="02469fa2"/>
    </style:style>
    <style:style style:name="P557" style:family="paragraph" style:parent-style-name="Text_20_body">
      <style:text-properties officeooo:rsid="0247c008" officeooo:paragraph-rsid="0247c008"/>
    </style:style>
    <style:style style:name="P558" style:family="paragraph" style:parent-style-name="Text_20_body">
      <style:text-properties officeooo:rsid="024af4b9" officeooo:paragraph-rsid="024af4b9"/>
    </style:style>
    <style:style style:name="P559" style:family="paragraph" style:parent-style-name="Text_20_body">
      <style:text-properties officeooo:rsid="024b327a" officeooo:paragraph-rsid="024b327a"/>
    </style:style>
    <style:style style:name="P560" style:family="paragraph" style:parent-style-name="Heading_20_1">
      <style:text-properties officeooo:rsid="024bff84"/>
    </style:style>
    <style:style style:name="P561" style:family="paragraph" style:parent-style-name="Text_20_body">
      <style:text-properties officeooo:rsid="024bff84" officeooo:paragraph-rsid="024bff84"/>
    </style:style>
    <style:style style:name="P562" style:family="paragraph" style:parent-style-name="CommitMessage">
      <style:text-properties officeooo:paragraph-rsid="024bff84"/>
    </style:style>
    <style:style style:name="P563" style:family="paragraph" style:parent-style-name="CommitMessage">
      <style:text-properties officeooo:rsid="024bff84" officeooo:paragraph-rsid="024bff84"/>
    </style:style>
    <style:style style:name="P564" style:family="paragraph" style:parent-style-name="Text_20_body">
      <style:text-properties officeooo:rsid="024c37f2" officeooo:paragraph-rsid="024c37f2"/>
    </style:style>
    <style:style style:name="P565" style:family="paragraph" style:parent-style-name="Heading_20_2">
      <style:text-properties officeooo:rsid="024c37f2" officeooo:paragraph-rsid="024c37f2"/>
    </style:style>
    <style:style style:name="P566" style:family="paragraph" style:parent-style-name="Text_20_body">
      <style:text-properties officeooo:paragraph-rsid="024c37f2"/>
    </style:style>
    <style:style style:name="P567" style:family="paragraph" style:parent-style-name="Heading_20_1">
      <style:text-properties officeooo:rsid="024cc2e9"/>
    </style:style>
    <style:style style:name="P568" style:family="paragraph" style:parent-style-name="Text_20_body">
      <style:text-properties officeooo:rsid="024cc2e9" officeooo:paragraph-rsid="024cc2e9"/>
    </style:style>
    <style:style style:name="P569" style:family="paragraph" style:parent-style-name="Text_20_body" style:list-style-name="List_20_1">
      <style:text-properties fo:font-style="normal" officeooo:rsid="024d388e" officeooo:paragraph-rsid="024d388e" style:font-style-asian="normal" style:font-style-complex="normal"/>
    </style:style>
    <style:style style:name="P570" style:family="paragraph" style:parent-style-name="CodeIndent">
      <style:text-properties officeooo:paragraph-rsid="024d388e"/>
    </style:style>
    <style:style style:name="P571" style:family="paragraph" style:parent-style-name="Text_20_body" style:list-style-name="List_20_1">
      <style:text-properties fo:font-style="normal" officeooo:rsid="024f1e73" officeooo:paragraph-rsid="024f1e73" style:font-style-asian="normal" style:font-style-complex="normal"/>
    </style:style>
    <style:style style:name="P572" style:family="paragraph" style:parent-style-name="Text_20_body">
      <style:text-properties fo:font-style="normal" officeooo:rsid="024ed3c9" officeooo:paragraph-rsid="024ed3c9" style:font-style-asian="normal" style:font-style-complex="normal"/>
    </style:style>
    <style:style style:name="P573" style:family="paragraph" style:parent-style-name="CommitMessage">
      <style:text-properties officeooo:rsid="024ed3c9" officeooo:paragraph-rsid="024ed3c9"/>
    </style:style>
    <style:style style:name="P574" style:family="paragraph" style:parent-style-name="Heading_20_1">
      <style:text-properties officeooo:rsid="025061f4"/>
    </style:style>
    <style:style style:name="P575" style:family="paragraph" style:parent-style-name="Text_20_body">
      <style:text-properties officeooo:rsid="025061f4" officeooo:paragraph-rsid="025061f4"/>
    </style:style>
    <style:style style:name="P576" style:family="paragraph" style:parent-style-name="Table_20_Heading">
      <style:text-properties officeooo:rsid="0251860f" officeooo:paragraph-rsid="0251860f"/>
    </style:style>
    <style:style style:name="P577" style:family="paragraph" style:parent-style-name="Table_20_Contents">
      <style:text-properties style:font-name="Liberation Mono" officeooo:rsid="025061f4" officeooo:paragraph-rsid="025061f4"/>
    </style:style>
    <style:style style:name="P578" style:family="paragraph" style:parent-style-name="Table_20_Contents">
      <style:text-properties style:font-name="Liberation Sans" fo:font-style="italic" officeooo:rsid="0251860f" officeooo:paragraph-rsid="0251860f" style:font-style-asian="italic" style:font-style-complex="italic"/>
    </style:style>
    <style:style style:name="P579" style:family="paragraph" style:parent-style-name="Table_20_Contents">
      <style:text-properties style:font-name="Liberation Sans" fo:font-style="italic" officeooo:rsid="0252bdb1" officeooo:paragraph-rsid="0252bdb1" style:font-style-asian="italic" style:font-style-complex="italic"/>
    </style:style>
    <style:style style:name="P580" style:family="paragraph" style:parent-style-name="Text_20_body">
      <style:text-properties officeooo:rsid="0252bdb1" officeooo:paragraph-rsid="0252bdb1"/>
    </style:style>
    <style:style style:name="P581" style:family="paragraph" style:parent-style-name="CodeIndent">
      <style:text-properties officeooo:rsid="02541f77" officeooo:paragraph-rsid="02541f77"/>
    </style:style>
    <style:style style:name="P582" style:family="paragraph" style:parent-style-name="CodeIndent">
      <style:text-properties officeooo:paragraph-rsid="02541f77"/>
    </style:style>
    <style:style style:name="P583" style:family="paragraph" style:parent-style-name="Text_20_body">
      <style:text-properties officeooo:rsid="0254cfde" officeooo:paragraph-rsid="0254cfde"/>
    </style:style>
    <style:style style:name="P584" style:family="paragraph" style:parent-style-name="Text_20_body" style:list-style-name="List_20_1">
      <style:paragraph-properties fo:margin-top="0in" fo:margin-bottom="0.0799in" style:contextual-spacing="true"/>
      <style:text-properties fo:font-size="8pt" officeooo:rsid="0254cfde" officeooo:paragraph-rsid="0254cfde" style:font-size-asian="8pt" style:font-size-complex="8pt"/>
    </style:style>
    <style:style style:name="P585" style:family="paragraph" style:parent-style-name="Text_20_body">
      <style:paragraph-properties fo:margin-top="0in" fo:margin-bottom="0.0799in" style:contextual-spacing="true"/>
      <style:text-properties officeooo:rsid="0254cfde" officeooo:paragraph-rsid="0254cfde"/>
    </style:style>
    <style:style style:name="P586" style:family="paragraph" style:parent-style-name="CommitMessage">
      <style:text-properties officeooo:rsid="02557503" officeooo:paragraph-rsid="02557503"/>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T278" style:family="text">
      <style:text-properties officeooo:rsid="01bd3acc"/>
    </style:style>
    <style:style style:name="T279" style:family="text">
      <style:text-properties officeooo:rsid="01c0ad52"/>
    </style:style>
    <style:style style:name="T280" style:family="text">
      <style:text-properties fo:font-style="italic" officeooo:rsid="01c0ad52" style:font-style-asian="italic" style:font-style-complex="italic"/>
    </style:style>
    <style:style style:name="T281" style:family="text">
      <style:text-properties fo:font-style="normal" officeooo:rsid="01c0ad52" style:font-style-asian="normal" style:font-style-complex="normal"/>
    </style:style>
    <style:style style:name="T282" style:family="text">
      <style:text-properties officeooo:rsid="01c0de4d"/>
    </style:style>
    <style:style style:name="T283" style:family="text">
      <style:text-properties officeooo:rsid="01c29463"/>
    </style:style>
    <style:style style:name="T284" style:family="text">
      <style:text-properties officeooo:rsid="01c3a74d"/>
    </style:style>
    <style:style style:name="T285" style:family="text">
      <style:text-properties officeooo:rsid="01c40092"/>
    </style:style>
    <style:style style:name="T286" style:family="text">
      <style:text-properties fo:font-style="italic" officeooo:rsid="01c40092" style:font-style-asian="italic" style:font-style-complex="italic"/>
    </style:style>
    <style:style style:name="T287" style:family="text">
      <style:text-properties fo:font-style="normal" officeooo:rsid="01c40092" style:font-style-asian="normal" style:font-style-complex="normal"/>
    </style:style>
    <style:style style:name="T288" style:family="text">
      <style:text-properties fo:font-style="normal" officeooo:rsid="01c5f423" style:font-style-asian="normal" style:font-style-complex="normal"/>
    </style:style>
    <style:style style:name="T289" style:family="text">
      <style:text-properties officeooo:rsid="01c9e973"/>
    </style:style>
    <style:style style:name="T290" style:family="text">
      <style:text-properties officeooo:rsid="01c9ef69"/>
    </style:style>
    <style:style style:name="T291" style:family="text">
      <style:text-properties officeooo:rsid="01cc51b2"/>
    </style:style>
    <style:style style:name="T292" style:family="text">
      <style:text-properties officeooo:rsid="01cdd0df"/>
    </style:style>
    <style:style style:name="T293" style:family="text">
      <style:text-properties officeooo:rsid="01ce538f"/>
    </style:style>
    <style:style style:name="T294" style:family="text">
      <style:text-properties officeooo:rsid="01d40b81"/>
    </style:style>
    <style:style style:name="T295" style:family="text">
      <style:text-properties officeooo:rsid="01d97a38"/>
    </style:style>
    <style:style style:name="T296" style:family="text">
      <style:text-properties officeooo:rsid="01d779dd"/>
    </style:style>
    <style:style style:name="T297" style:family="text">
      <style:text-properties officeooo:rsid="01d78f10"/>
    </style:style>
    <style:style style:name="T298" style:family="text">
      <style:text-properties officeooo:rsid="01dc4362"/>
    </style:style>
    <style:style style:name="T299" style:family="text">
      <style:text-properties fo:font-style="italic" officeooo:rsid="01dc4362" style:font-style-asian="italic" style:font-style-complex="italic"/>
    </style:style>
    <style:style style:name="T300" style:family="text">
      <style:text-properties fo:font-style="normal" officeooo:rsid="01dc4362" style:font-style-asian="normal" style:font-style-complex="normal"/>
    </style:style>
    <style:style style:name="T301" style:family="text">
      <style:text-properties officeooo:rsid="01e04a5f"/>
    </style:style>
    <style:style style:name="T302" style:family="text">
      <style:text-properties fo:font-style="normal" officeooo:rsid="01e795ef" style:font-style-asian="normal" style:font-style-complex="normal"/>
    </style:style>
    <style:style style:name="T303" style:family="text">
      <style:text-properties fo:font-style="normal" officeooo:rsid="01e96e56" style:font-style-asian="normal" style:font-style-complex="normal"/>
    </style:style>
    <style:style style:name="T304" style:family="text">
      <style:text-properties fo:font-style="normal" fo:font-weight="bold" officeooo:rsid="0180d419" style:font-style-asian="normal" style:font-weight-asian="bold" style:font-style-complex="normal" style:font-weight-complex="bold"/>
    </style:style>
    <style:style style:name="T305" style:family="text">
      <style:text-properties fo:font-style="normal" officeooo:rsid="0180d419" style:font-style-asian="normal" style:font-style-complex="normal"/>
    </style:style>
    <style:style style:name="T306" style:family="text">
      <style:text-properties fo:font-style="normal" fo:font-weight="bold" officeooo:rsid="01e96e56" style:font-style-asian="normal" style:font-weight-asian="bold" style:font-style-complex="normal" style:font-weight-complex="bold"/>
    </style:style>
    <style:style style:name="T307" style:family="text">
      <style:text-properties fo:font-style="normal" fo:font-weight="normal" officeooo:rsid="01e96e56" style:font-style-asian="normal" style:font-weight-asian="normal" style:font-style-complex="normal" style:font-weight-complex="normal"/>
    </style:style>
    <style:style style:name="T308" style:family="text">
      <style:text-properties fo:font-style="normal" officeooo:rsid="01e99394" style:font-style-asian="normal" style:font-style-complex="normal"/>
    </style:style>
    <style:style style:name="T309" style:family="text">
      <style:text-properties fo:font-style="normal" fo:font-weight="bold" officeooo:rsid="01e99394" style:font-style-asian="normal" style:font-weight-asian="bold" style:font-style-complex="normal" style:font-weight-complex="bold"/>
    </style:style>
    <style:style style:name="T310" style:family="text">
      <style:text-properties fo:font-style="normal" fo:font-weight="normal" officeooo:rsid="01e99394" style:font-style-asian="normal" style:font-weight-asian="normal" style:font-style-complex="normal" style:font-weight-complex="normal"/>
    </style:style>
    <style:style style:name="T311" style:family="text">
      <style:text-properties officeooo:rsid="01eaf642"/>
    </style:style>
    <style:style style:name="T312" style:family="text">
      <style:text-properties officeooo:rsid="01eb882c"/>
    </style:style>
    <style:style style:name="T313" style:family="text">
      <style:text-properties officeooo:rsid="01ed9672"/>
    </style:style>
    <style:style style:name="T314" style:family="text">
      <style:text-properties officeooo:rsid="01ef22bb"/>
    </style:style>
    <style:style style:name="T315" style:family="text">
      <style:text-properties officeooo:rsid="01eff012"/>
    </style:style>
    <style:style style:name="T316" style:family="text">
      <style:text-properties officeooo:rsid="01f09a2d"/>
    </style:style>
    <style:style style:name="T317" style:family="text">
      <style:text-properties officeooo:rsid="01f1186e"/>
    </style:style>
    <style:style style:name="T318" style:family="text">
      <style:text-properties officeooo:rsid="01f1ac09"/>
    </style:style>
    <style:style style:name="T319" style:family="text">
      <style:text-properties officeooo:rsid="01f23d96"/>
    </style:style>
    <style:style style:name="T320" style:family="text">
      <style:text-properties officeooo:rsid="01f296fe"/>
    </style:style>
    <style:style style:name="T321" style:family="text">
      <style:text-properties officeooo:rsid="01f65c85"/>
    </style:style>
    <style:style style:name="T322" style:family="text">
      <style:text-properties officeooo:rsid="01f7ce6e"/>
    </style:style>
    <style:style style:name="T323" style:family="text">
      <style:text-properties officeooo:rsid="01f9332e"/>
    </style:style>
    <style:style style:name="T324" style:family="text">
      <style:text-properties officeooo:rsid="01fb3175"/>
    </style:style>
    <style:style style:name="T325" style:family="text">
      <style:text-properties officeooo:rsid="020217f2"/>
    </style:style>
    <style:style style:name="T326" style:family="text">
      <style:text-properties fo:font-variant="normal" fo:text-transform="none" fo:color="#000000" loext:opacity="100%" style:font-name="Liberation Mono1" fo:font-size="8pt" fo:letter-spacing="normal"/>
    </style:style>
    <style:style style:name="T327" style:family="text">
      <style:text-properties style:text-underline-style="solid" style:text-underline-type="double" style:text-underline-width="auto" style:text-underline-color="font-color"/>
    </style:style>
    <style:style style:name="T328" style:family="text">
      <style:text-properties officeooo:rsid="02037539"/>
    </style:style>
    <style:style style:name="T329" style:family="text">
      <style:text-properties officeooo:rsid="0207145e"/>
    </style:style>
    <style:style style:name="T330" style:family="text">
      <style:text-properties officeooo:rsid="020907aa"/>
    </style:style>
    <style:style style:name="T331" style:family="text">
      <style:text-properties officeooo:rsid="020b4707"/>
    </style:style>
    <style:style style:name="T332" style:family="text">
      <style:text-properties officeooo:rsid="020ba9bd"/>
    </style:style>
    <style:style style:name="T333" style:family="text">
      <style:text-properties officeooo:rsid="020ccd1c"/>
    </style:style>
    <style:style style:name="T334" style:family="text">
      <style:text-properties fo:font-style="italic" officeooo:rsid="020ccd1c" style:font-style-asian="italic" style:font-style-complex="italic"/>
    </style:style>
    <style:style style:name="T335" style:family="text">
      <style:text-properties fo:font-style="normal" officeooo:rsid="020ccd1c" style:font-style-asian="normal" style:font-style-complex="normal"/>
    </style:style>
    <style:style style:name="T336" style:family="text">
      <style:text-properties officeooo:rsid="020f3902"/>
    </style:style>
    <style:style style:name="T337" style:family="text">
      <style:text-properties officeooo:rsid="0210ff23"/>
    </style:style>
    <style:style style:name="T338" style:family="text">
      <style:text-properties officeooo:rsid="02118865"/>
    </style:style>
    <style:style style:name="T339" style:family="text">
      <style:text-properties officeooo:rsid="0215e9b4"/>
    </style:style>
    <style:style style:name="T340" style:family="text">
      <style:text-properties officeooo:rsid="0217102c"/>
    </style:style>
    <style:style style:name="T341" style:family="text">
      <style:text-properties officeooo:rsid="0218897f"/>
    </style:style>
    <style:style style:name="T342" style:family="text">
      <style:text-properties officeooo:rsid="0219b2e7"/>
    </style:style>
    <style:style style:name="T343" style:family="text">
      <style:text-properties officeooo:rsid="021b6958"/>
    </style:style>
    <style:style style:name="T344" style:family="text">
      <style:text-properties officeooo:rsid="021ba7ee"/>
    </style:style>
    <style:style style:name="T345" style:family="text">
      <style:text-properties officeooo:rsid="021cad1a"/>
    </style:style>
    <style:style style:name="T346" style:family="text">
      <style:text-properties officeooo:rsid="021e684c"/>
    </style:style>
    <style:style style:name="T347" style:family="text">
      <style:text-properties officeooo:rsid="0221dd3c"/>
    </style:style>
    <style:style style:name="T348" style:family="text">
      <style:text-properties officeooo:rsid="0223d067"/>
    </style:style>
    <style:style style:name="T349" style:family="text">
      <style:text-properties officeooo:rsid="022c7975"/>
    </style:style>
    <style:style style:name="T350" style:family="text">
      <style:text-properties officeooo:rsid="02260eb0"/>
    </style:style>
    <style:style style:name="T351" style:family="text">
      <style:text-properties officeooo:rsid="02263253"/>
    </style:style>
    <style:style style:name="T352" style:family="text">
      <style:text-properties officeooo:rsid="022bda75"/>
    </style:style>
    <style:style style:name="T353" style:family="text">
      <style:text-properties officeooo:rsid="022e4502"/>
    </style:style>
    <style:style style:name="T354" style:family="text">
      <style:text-properties fo:font-weight="bold" officeooo:rsid="022e4502" style:font-weight-asian="bold" style:font-weight-complex="bold"/>
    </style:style>
    <style:style style:name="T355" style:family="text">
      <style:text-properties fo:font-weight="normal" officeooo:rsid="022e4502" style:font-weight-asian="normal" style:font-weight-complex="normal"/>
    </style:style>
    <style:style style:name="T356" style:family="text">
      <style:text-properties officeooo:rsid="02311d46"/>
    </style:style>
    <style:style style:name="T357" style:family="text">
      <style:text-properties officeooo:rsid="023127d2"/>
    </style:style>
    <style:style style:name="T358" style:family="text">
      <style:text-properties officeooo:rsid="02323cb0"/>
    </style:style>
    <style:style style:name="T359" style:family="text">
      <style:text-properties officeooo:rsid="0233b30f"/>
    </style:style>
    <style:style style:name="T360" style:family="text">
      <style:text-properties officeooo:rsid="02367217"/>
    </style:style>
    <style:style style:name="T361" style:family="text">
      <style:text-properties officeooo:rsid="023a1b6a"/>
    </style:style>
    <style:style style:name="T362" style:family="text">
      <style:text-properties officeooo:rsid="023ac4fc"/>
    </style:style>
    <style:style style:name="T363" style:family="text">
      <style:text-properties fo:font-weight="normal" officeooo:rsid="023bcf4b" style:font-weight-asian="normal" style:font-weight-complex="normal"/>
    </style:style>
    <style:style style:name="T364" style:family="text">
      <style:text-properties fo:font-weight="bold" officeooo:rsid="023bcf4b" style:font-weight-asian="bold" style:font-weight-complex="bold"/>
    </style:style>
    <style:style style:name="T365" style:family="text">
      <style:text-properties officeooo:rsid="023dab48"/>
    </style:style>
    <style:style style:name="T366" style:family="text">
      <style:text-properties officeooo:rsid="023e93df"/>
    </style:style>
    <style:style style:name="T367" style:family="text">
      <style:text-properties officeooo:rsid="024226df"/>
    </style:style>
    <style:style style:name="T368" style:family="text">
      <style:text-properties officeooo:rsid="02435bae"/>
    </style:style>
    <style:style style:name="T369" style:family="text">
      <style:text-properties officeooo:rsid="0247c008"/>
    </style:style>
    <style:style style:name="T370" style:family="text">
      <style:text-properties officeooo:rsid="02496b24"/>
    </style:style>
    <style:style style:name="T371" style:family="text">
      <style:text-properties officeooo:rsid="024af4b9"/>
    </style:style>
    <style:style style:name="T372" style:family="text">
      <style:text-properties officeooo:rsid="024bff84"/>
    </style:style>
    <style:style style:name="T373" style:family="text">
      <style:text-properties officeooo:rsid="024c37f2"/>
    </style:style>
    <style:style style:name="T374" style:family="text">
      <style:text-properties officeooo:rsid="024d388e"/>
    </style:style>
    <style:style style:name="T375" style:family="text">
      <style:text-properties fo:font-style="normal" officeooo:rsid="024d388e" style:font-style-asian="normal" style:font-style-complex="normal"/>
    </style:style>
    <style:style style:name="T376" style:family="text">
      <style:text-properties officeooo:rsid="024e506b"/>
    </style:style>
    <style:style style:name="T377" style:family="text">
      <style:text-properties officeooo:rsid="02557503"/>
    </style:style>
    <style:style style:name="T378" style:family="text">
      <style:text-properties style:text-line-through-style="solid" style:text-line-through-type="single"/>
    </style:style>
    <style:style style:name="T379" style:family="text">
      <style:text-properties officeooo:rsid="0252bdb1"/>
    </style:style>
    <style:style style:name="T380" style:family="text">
      <style:text-properties officeooo:rsid="02541f77"/>
    </style:style>
    <style:style style:name="T381" style:family="text">
      <style:text-properties officeooo:rsid="02565e6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4</text:a></text:p>
          <text:p text:style-name="P1"><text:a xlink:type="simple" xlink:href="#__RefHeading___Toc827_4025793947" text:style-name="Index_20_Link" text:visited-style-name="Index_20_Link">2025-Feb-20 Style Configurator Layout (#15939)<text:tab/>4</text:a></text:p>
          <text:p text:style-name="P1"><text:a xlink:type="simple" xlink:href="#__RefHeading___Toc829_4025793947" text:style-name="Index_20_Link" text:visited-style-name="Index_20_Link">2025-Feb-20 &lt;meta&gt;<text:tab/>5</text:a></text:p>
          <text:p text:style-name="P1"><text:a xlink:type="simple" xlink:href="#__RefHeading___Toc831_4025793947" text:style-name="Index_20_Link" text:visited-style-name="Index_20_Link">2024-Feb-22 Plugin: Collection Interface<text:tab/>6</text:a></text:p>
          <text:p text:style-name="P1"><text:a xlink:type="simple" xlink:href="#__RefHeading___Toc833_4025793947" text:style-name="Index_20_Link" text:visited-style-name="Index_20_Link">2025-Feb-23 Plugin Notes<text:tab/>7</text:a></text:p>
          <text:p text:style-name="P1"><text:a xlink:type="simple" xlink:href="#__RefHeading___Toc835_4025793947" text:style-name="Index_20_Link" text:visited-style-name="Index_20_Link">2025-Feb-24 Collection Interface<text:tab/>9</text:a></text:p>
          <text:p text:style-name="P1"><text:a xlink:type="simple" xlink:href="#__RefHeading___Toc837_4025793947" text:style-name="Index_20_Link" text:visited-style-name="Index_20_Link">2025-Feb-26 Collection Interface<text:tab/>9</text:a></text:p>
          <text:p text:style-name="P1"><text:a xlink:type="simple" xlink:href="#__RefHeading___Toc857_2165045563" text:style-name="Index_20_Link" text:visited-style-name="Index_20_Link">2025-Feb-27 &lt;meta&gt; Add Macros<text:tab/>11</text:a></text:p>
          <text:p text:style-name="P1"><text:a xlink:type="simple" xlink:href="#__RefHeading___Toc662_843877958" text:style-name="Index_20_Link" text:visited-style-name="Index_20_Link">2025-Feb-27 Plugin: CollectionInterface<text:tab/>11</text:a></text:p>
          <text:p text:style-name="P1"><text:a xlink:type="simple" xlink:href="#__RefHeading___Toc685_299089479" text:style-name="Index_20_Link" text:visited-style-name="Index_20_Link">2025-Mar-03 Plugin: CollectionInterface<text:tab/>11</text:a></text:p>
          <text:p text:style-name="P1"><text:a xlink:type="simple" xlink:href="#__RefHeading___Toc712_2874055824" text:style-name="Index_20_Link" text:visited-style-name="Index_20_Link">2025-Mar-04 N++ SQL Escape Bug<text:tab/>12</text:a></text:p>
          <text:p text:style-name="P2"><text:a xlink:type="simple" xlink:href="#__RefHeading___Toc735_2874055824" text:style-name="Index_20_Link" text:visited-style-name="Index_20_Link">Refresh after Preference bug<text:tab/>13</text:a></text:p>
          <text:p text:style-name="P1"><text:a xlink:type="simple" xlink:href="#__RefHeading___Toc890_589140964" text:style-name="Index_20_Link" text:visited-style-name="Index_20_Link">2025-Mar-26 Collection Interface<text:tab/>13</text:a></text:p>
          <text:p text:style-name="P1"><text:a xlink:type="simple" xlink:href="#__RefHeading___Toc936_1563383174" text:style-name="Index_20_Link" text:visited-style-name="Index_20_Link">2025-Mar-27 CollectionInterface<text:tab/>14</text:a></text:p>
          <text:p text:style-name="P1"><text:a xlink:type="simple" xlink:href="#__RefHeading___Toc1106_1813222724" text:style-name="Index_20_Link" text:visited-style-name="Index_20_Link">2025-Mar-28 CollectionInterface<text:tab/>16</text:a></text:p>
          <text:p text:style-name="P2"><text:a xlink:type="simple" xlink:href="#__RefHeading___Toc1140_1813222724" text:style-name="Index_20_Link" text:visited-style-name="Index_20_Link">Download JSON<text:tab/>16</text:a></text:p>
          <text:p text:style-name="P2"><text:a xlink:type="simple" xlink:href="#__RefHeading___Toc1312_1813222724" text:style-name="Index_20_Link" text:visited-style-name="Index_20_Link">Process JSON<text:tab/>16</text:a></text:p>
          <text:p text:style-name="P1"><text:a xlink:type="simple" xlink:href="#__RefHeading___Toc1157_2548843727" text:style-name="Index_20_Link" text:visited-style-name="Index_20_Link">2025-Mar-31 CollectionInterface<text:tab/>17</text:a></text:p>
          <text:p text:style-name="P1"><text:a xlink:type="simple" xlink:href="#__RefHeading___Toc1197_2845921483" text:style-name="Index_20_Link" text:visited-style-name="Index_20_Link">2025-Apr-02 CollectionInterface<text:tab/>18</text:a></text:p>
          <text:p text:style-name="P1"><text:a xlink:type="simple" xlink:href="#__RefHeading___Toc1295_2203718327" text:style-name="Index_20_Link" text:visited-style-name="Index_20_Link">2025-Apr-03 CollectionInterface<text:tab/>19</text:a></text:p>
          <text:p text:style-name="P2"><text:a xlink:type="simple" xlink:href="#__RefHeading___Toc1340_2719259852" text:style-name="Index_20_Link" text:visited-style-name="Index_20_Link">&lt;meta&gt; MACRO: Grab Today’s Commits<text:tab/>20</text:a></text:p>
          <text:p text:style-name="P1"><text:a xlink:type="simple" xlink:href="#__RefHeading___Toc1362_1694774122" text:style-name="Index_20_Link" text:visited-style-name="Index_20_Link">2025-Apr-04 CollectionInterface<text:tab/>20</text:a></text:p>
          <text:p text:style-name="P1"><text:a xlink:type="simple" xlink:href="#__RefHeading___Toc1500_887794160" text:style-name="Index_20_Link" text:visited-style-name="Index_20_Link">2025-Apr-05 CollectionInterface<text:tab/>22</text:a></text:p>
          <text:p text:style-name="P1"><text:a xlink:type="simple" xlink:href="#__RefHeading___Toc1545_923716000" text:style-name="Index_20_Link" text:visited-style-name="Index_20_Link">2025-Apr-06 CollectionInterface<text:tab/>23</text:a></text:p>
          <text:p text:style-name="P1"><text:a xlink:type="simple" xlink:href="#__RefHeading___Toc1572_3337876114" text:style-name="Index_20_Link" text:visited-style-name="Index_20_Link">2025-Apr-07 CollectionInterface<text:tab/>24</text:a></text:p>
          <text:p text:style-name="P1"><text:a xlink:type="simple" xlink:href="#__RefHeading___Toc1613_28121848" text:style-name="Index_20_Link" text:visited-style-name="Index_20_Link">2025-Apr-08 CollectionInterface<text:tab/>24</text:a></text:p>
          <text:p text:style-name="P1"><text:a xlink:type="simple" xlink:href="#__RefHeading___Toc1673_973939459" text:style-name="Index_20_Link" text:visited-style-name="Index_20_Link">2025-Apr-09 CollectionInterface<text:tab/>25</text:a></text:p>
          <text:p text:style-name="P2"><text:a xlink:type="simple" xlink:href="#__RefHeading___Toc1712_973939459" text:style-name="Index_20_Link" text:visited-style-name="Index_20_Link">GitHub Action<text:tab/>26</text:a></text:p>
          <text:p text:style-name="P2"><text:a xlink:type="simple" xlink:href="#__RefHeading___Toc1720_973939459" text:style-name="Index_20_Link" text:visited-style-name="Index_20_Link">Collection Repo: Validation Improvements<text:tab/>26</text:a></text:p>
          <text:p text:style-name="P1"><text:a xlink:type="simple" xlink:href="#__RefHeading___Toc1760_828956262" text:style-name="Index_20_Link" text:visited-style-name="Index_20_Link">2025-Apr-10 Collection Repo Validation<text:tab/>26</text:a></text:p>
          <text:p text:style-name="P1"><text:a xlink:type="simple" xlink:href="#__RefHeading___Toc1836_1512926276" text:style-name="Index_20_Link" text:visited-style-name="Index_20_Link">2025-Apr-11 CollectionInterface<text:tab/>28</text:a></text:p>
          <text:p text:style-name="P2"><text:a xlink:type="simple" xlink:href="#__RefHeading___Toc2351_1512926276" text:style-name="Index_20_Link" text:visited-style-name="Index_20_Link">User Manual<text:tab/>29</text:a></text:p>
          <text:p text:style-name="P1"><text:a xlink:type="simple" xlink:href="#__RefHeading___Toc1988_2691539957" text:style-name="Index_20_Link" text:visited-style-name="Index_20_Link">2025-Apr-12 CollectionInterface<text:tab/>30</text:a></text:p>
          <text:p text:style-name="P1"><text:a xlink:type="simple" xlink:href="#__RefHeading___Toc2016_1843320661" text:style-name="Index_20_Link" text:visited-style-name="Index_20_Link">2025-Apr-25 Main App: LexErrorList<text:tab/>30</text:a></text:p>
          <text:p text:style-name="P1"><text:a xlink:type="simple" xlink:href="#__RefHeading___Toc2058_640972555" text:style-name="Index_20_Link" text:visited-style-name="Index_20_Link">2025-Apr-30 Shortcut Mapper Bug<text:tab/>31</text:a></text:p>
          <text:p text:style-name="P1"><text:a xlink:type="simple" xlink:href="#__RefHeading___Toc2116_2569233871" text:style-name="Index_20_Link" text:visited-style-name="Index_20_Link">2025-May-08 Notepad++/Plugin Actions<text:tab/>32</text:a></text:p>
          <text:p text:style-name="P1"><text:a xlink:type="simple" xlink:href="#__RefHeading___Toc2379_416117273" text:style-name="Index_20_Link" text:visited-style-name="Index_20_Link">2025-May-09 Notepad++/Plugins Actions<text:tab/>33</text:a></text:p>
          <text:p text:style-name="P1"><text:a xlink:type="simple" xlink:href="#__RefHeading___Toc2371_2410779040" text:style-name="Index_20_Link" text:visited-style-name="Index_20_Link">2025-May-10 NPP → Plugin trigger<text:tab/>35</text:a></text:p>
          <text:p text:style-name="P1"><text:a xlink:type="simple" xlink:href="#__RefHeading___Toc2393_3749063352" text:style-name="Index_20_Link" text:visited-style-name="Index_20_Link">2025-May-11 NPP → Plugin Trigger<text:tab/>35</text:a></text:p>
          <text:p text:style-name="P1"><text:a xlink:type="simple" xlink:href="#__RefHeading___Toc2407_4293339417" text:style-name="Index_20_Link" text:visited-style-name="Index_20_Link">2025-May-12 NPP → Plugin Trigger<text:tab/>36</text:a></text:p>
          <text:p text:style-name="P1"><text:a xlink:type="simple" xlink:href="#__RefHeading___Toc2437_1437437058" text:style-name="Index_20_Link" text:visited-style-name="Index_20_Link"><text:soft-page-break/>2025-May-12 Plugin: ConfigUpdater<text:tab/>36</text:a></text:p>
          <text:p text:style-name="P1"><text:a xlink:type="simple" xlink:href="#__RefHeading___Toc2486_2093794710" text:style-name="Index_20_Link" text:visited-style-name="Index_20_Link">2025-May-13 Plugin: ConfigUpdater<text:tab/>37</text:a></text:p>
          <text:p text:style-name="P1"><text:a xlink:type="simple" xlink:href="#__RefHeading___Toc2503_2862034539" text:style-name="Index_20_Link" text:visited-style-name="Index_20_Link">2025-May-14 Plugin: ConfigUpdater<text:tab/>37</text:a></text:p>
          <text:p text:style-name="P1"><text:a xlink:type="simple" xlink:href="#__RefHeading___Toc2587_3358741041" text:style-name="Index_20_Link" text:visited-style-name="Index_20_Link">2025-May-15 ConfigUpdater<text:tab/>38</text:a></text:p>
          <text:p text:style-name="P1"><text:a xlink:type="simple" xlink:href="#__RefHeading___Toc2658_4048856393" text:style-name="Index_20_Link" text:visited-style-name="Index_20_Link">2025-May-16 ConfigUpdater<text:tab/>40</text:a></text:p>
          <text:p text:style-name="P1"><text:a xlink:type="simple" xlink:href="#__RefHeading___Toc2721_1689826599" text:style-name="Index_20_Link" text:visited-style-name="Index_20_Link">2025-May-17 ConfigUpdater<text:tab/>41</text:a></text:p>
          <text:p text:style-name="P1"><text:a xlink:type="simple" xlink:href="#__RefHeading___Toc2766_4031029636" text:style-name="Index_20_Link" text:visited-style-name="Index_20_Link">2025-May-18 ConfigUpdater<text:tab/>42</text:a></text:p>
          <text:p text:style-name="P1"><text:a xlink:type="simple" xlink:href="#__RefHeading___Toc2798_3497425744" text:style-name="Index_20_Link" text:visited-style-name="Index_20_Link">2025-May-19 ConfigUpdater<text:tab/>43</text:a></text:p>
          <text:p text:style-name="P1"><text:a xlink:type="simple" xlink:href="#__RefHeading___Toc2859_379106973" text:style-name="Index_20_Link" text:visited-style-name="Index_20_Link">2025-May-20 ConfigUpdater Plugin<text:tab/>44</text:a></text:p>
          <text:p text:style-name="P1"><text:a xlink:type="simple" xlink:href="#__RefHeading___Toc2944_4110229919" text:style-name="Index_20_Link" text:visited-style-name="Index_20_Link">2025-May-21 ConfigUpdater<text:tab/>46</text:a></text:p>
          <text:p text:style-name="P2"><text:a xlink:type="simple" xlink:href="#__RefHeading___Toc2993_4110229919" text:style-name="Index_20_Link" text:visited-style-name="Index_20_Link">Notepad++ Main App: “nimrod”<text:tab/>46</text:a></text:p>
          <text:p text:style-name="P2"><text:a xlink:type="simple" xlink:href="#__RefHeading___Toc3032_4110229919" text:style-name="Index_20_Link" text:visited-style-name="Index_20_Link">ConfigUpdater<text:tab/>47</text:a></text:p>
          <text:p text:style-name="P1"><text:a xlink:type="simple" xlink:href="#__RefHeading___Toc3090_2895719936" text:style-name="Index_20_Link" text:visited-style-name="Index_20_Link">2025-May-26 ConfigUpdater<text:tab/>48</text:a></text:p>
          <text:p text:style-name="P1"><text:a xlink:type="simple" xlink:href="#__RefHeading___Toc3134_3566333802" text:style-name="Index_20_Link" text:visited-style-name="Index_20_Link">2025-May-27 ConfigUpdater<text:tab/>49</text:a></text:p>
          <text:p text:style-name="P1"><text:a xlink:type="simple" xlink:href="#__RefHeading___Toc3146_2773705342" text:style-name="Index_20_Link" text:visited-style-name="Index_20_Link">2025-May-28 ConfigUpdater<text:tab/>49</text:a></text:p>
          <text:p text:style-name="P1"><text:a xlink:type="simple" xlink:href="#__RefHeading___Toc3169_2060784402" text:style-name="Index_20_Link" text:visited-style-name="Index_20_Link">2025-May-29 ConfigUpdater<text:tab/>49</text:a></text:p>
          <text:p text:style-name="P1"><text:a xlink:type="simple" xlink:href="#__RefHeading___Toc3190_1910799956" text:style-name="Index_20_Link" text:visited-style-name="Index_20_Link">2025-May-30 ConfigUpdater<text:tab/>50</text:a></text:p>
          <text:p text:style-name="P1"><text:a xlink:type="simple" xlink:href="#__RefHeading___Toc3227_966294790" text:style-name="Index_20_Link" text:visited-style-name="Index_20_Link">2025-May-31 ConfigUpdater<text:tab/>51</text:a></text:p>
          <text:p text:style-name="P2"><text:a xlink:type="simple" xlink:href="#__RefHeading___Toc3250_966294790" text:style-name="Index_20_Link" text:visited-style-name="Index_20_Link">NppTheme Collection: XML → XSD<text:tab/>52</text:a></text:p>
          <text:p text:style-name="P2"><text:a xlink:type="simple" xlink:href="#__RefHeading___Toc3275_966294790" text:style-name="Index_20_Link" text:visited-style-name="Index_20_Link">N++ Repo: XSD for XML<text:tab/>53</text:a></text:p>
          <text:p text:style-name="P1"><text:a xlink:type="simple" xlink:href="#__RefHeading___Toc3410_2964383733" text:style-name="Index_20_Link" text:visited-style-name="Index_20_Link">2025-Jun-01 N++ XML → XSD Validation<text:tab/>54</text:a></text:p>
          <text:p text:style-name="P2"><text:a xlink:type="simple" xlink:href="#__RefHeading___Toc3581_2964383733" text:style-name="Index_20_Link" text:visited-style-name="Index_20_Link">Styler/Theme script<text:tab/>55</text:a></text:p>
          <text:p text:style-name="P1"><text:a xlink:type="simple" xlink:href="#__RefHeading___Toc3535_3446149469" text:style-name="Index_20_Link" text:visited-style-name="Index_20_Link">2025-Jun-02 ConfigUpdater<text:tab/>56</text:a></text:p>
          <text:p text:style-name="P2"><text:a xlink:type="simple" xlink:href="#__RefHeading___Toc3563_3446149469" text:style-name="Index_20_Link" text:visited-style-name="Index_20_Link">Experiment: MSXML6-based XML→XSD validation<text:tab/>56</text:a></text:p>
          <text:p text:style-name="P2"><text:a xlink:type="simple" xlink:href="#__RefHeading___Toc3577_3446149469" text:style-name="Index_20_Link" text:visited-style-name="Index_20_Link">ConfigUpdater<text:tab/>56</text:a></text:p>
          <text:p text:style-name="P1"><text:a xlink:type="simple" xlink:href="#__RefHeading___Toc3649_2740211299" text:style-name="Index_20_Link" text:visited-style-name="Index_20_Link">2025-Jun-03 ConfigUpdater<text:tab/>57</text:a></text:p>
          <text:p text:style-name="P2"><text:a xlink:type="simple" xlink:href="#__RefHeading___Toc3651_2740211299" text:style-name="Index_20_Link" text:visited-style-name="Index_20_Link">ValidateXML.h<text:tab/>57</text:a></text:p>
          <text:p text:style-name="P2"><text:a xlink:type="simple" xlink:href="#__RefHeading___Toc3581_2964383733%20Copy%201" text:style-name="Index_20_Link" text:visited-style-name="Index_20_Link">Styler/Theme script<text:tab/>58</text:a></text:p>
          <text:p text:style-name="P1"><text:a xlink:type="simple" xlink:href="#__RefHeading___Toc3873_3251474281" text:style-name="Index_20_Link" text:visited-style-name="Index_20_Link">2025-Jun-04 Styler/Theme Script<text:tab/>59</text:a></text:p>
          <text:p text:style-name="P1"><text:a xlink:type="simple" xlink:href="#__RefHeading___Toc3951_1466735678" text:style-name="Index_20_Link" text:visited-style-name="Index_20_Link">2025-Jun-07 CollectionInterface – Dark Mode<text:tab/>60</text:a></text:p>
          <text:p text:style-name="P1"><text:a xlink:type="simple" xlink:href="#__RefHeading___Toc4124_1344779603" text:style-name="Index_20_Link" text:visited-style-name="Index_20_Link">2025-Jun-10 CollectionInterface – Dark Mode<text:tab/>61</text:a></text:p>
          <text:p text:style-name="P1"><text:a xlink:type="simple" xlink:href="#__RefHeading___Toc4072_3356758448" text:style-name="Index_20_Link" text:visited-style-name="Index_20_Link">2025-Jun-11 CollectionInterface – DarkMode<text:tab/>61</text:a></text:p>
          <text:p text:style-name="P1"><text:a xlink:type="simple" xlink:href="#__RefHeading___Toc4128_2260344612" text:style-name="Index_20_Link" text:visited-style-name="Index_20_Link">2025-Jun-12 CollectionInterface<text:tab/>62</text:a></text:p>
          <text:p text:style-name="P1"><text:a xlink:type="simple" xlink:href="#__RefHeading___Toc4265_2851476337" text:style-name="Index_20_Link" text:visited-style-name="Index_20_Link">2025-Jun-13 CollectionInterface: Download Crash<text:tab/>65</text:a></text:p>
          <text:p text:style-name="P2"><text:a xlink:type="simple" xlink:href="#__RefHeading___Toc4334_2353639070" text:style-name="Index_20_Link" text:visited-style-name="Index_20_Link">ozone: More feedback<text:tab/>66</text:a></text:p>
          <text:p text:style-name="P1"><text:a xlink:type="simple" xlink:href="#__RefHeading___Toc4357_2650074892" text:style-name="Index_20_Link" text:visited-style-name="Index_20_Link">2025-Jun-16 CollectionInterface: MultiSelect<text:tab/>66</text:a></text:p>
          <text:p text:style-name="P1"><text:a xlink:type="simple" xlink:href="#__RefHeading___Toc4450_2793385862" text:style-name="Index_20_Link" text:visited-style-name="Index_20_Link">2025-Jun-18 ConfigUpdater: Dark Mode<text:tab/>68</text:a></text:p>
          <text:p text:style-name="P2"><text:a xlink:type="simple" xlink:href="#__RefHeading___Toc4512_2793385862" text:style-name="Index_20_Link" text:visited-style-name="Index_20_Link">ConfigUpdater: change the plugin config-file directory<text:tab/>69</text:a></text:p>
          <text:p text:style-name="P2"><text:a xlink:type="simple" xlink:href="#__RefHeading___Toc4514_2793385862" text:style-name="Index_20_Link" text:visited-style-name="Index_20_Link">ConfigUpdater: xml-equality check<text:tab/>69</text:a></text:p>
          <text:p text:style-name="P1"><text:a xlink:type="simple" xlink:href="#__RefHeading___Toc4528_1002901455" text:style-name="Index_20_Link" text:visited-style-name="Index_20_Link">2025-Jun-19 ConfigUpdater: unchanged XML<text:tab/>70</text:a></text:p>
          <text:p text:style-name="P2"><text:a xlink:type="simple" xlink:href="#__RefHeading___Toc4545_1002901455" text:style-name="Index_20_Link" text:visited-style-name="Index_20_Link">Truncate Logfile<text:tab/>70</text:a></text:p>
          <text:p text:style-name="P1"><text:a xlink:type="simple" xlink:href="#__RefHeading___Toc4574_32473283" text:style-name="Index_20_Link" text:visited-style-name="Index_20_Link">2025-Jun-20 ConfigUpdater: Truncate Logfile<text:tab/>70</text:a></text:p>
          <text:p text:style-name="P2"><text:a xlink:type="simple" xlink:href="#__RefHeading___Toc4607_32473283" text:style-name="Index_20_Link" text:visited-style-name="Index_20_Link">TODOs from code<text:tab/>71</text:a></text:p>
          <text:p text:style-name="P2"><text:a xlink:type="simple" xlink:href="#__RefHeading___Toc5142_32473283" text:style-name="Index_20_Link" text:visited-style-name="Index_20_Link">Theme/Styler Validation<text:tab/>72</text:a></text:p>
          <text:p text:style-name="P1"><text:a xlink:type="simple" xlink:href="#__RefHeading___Toc4658_4215095886" text:style-name="Index_20_Link" text:visited-style-name="Index_20_Link"><text:soft-page-break/>2025-Jun-21 ConfigUpdater: Theme Validation<text:tab/>72</text:a></text:p>
          <text:p text:style-name="P1"><text:a xlink:type="simple" xlink:href="#__RefHeading___Toc4803_1043040792" text:style-name="Index_20_Link" text:visited-style-name="Index_20_Link">2025-Jun-22 ConfigUpdater: Theme Validation<text:tab/>76</text:a></text:p>
          <text:p text:style-name="P2"><text:a xlink:type="simple" xlink:href="#__RefHeading___Toc4845_1043040792" text:style-name="Index_20_Link" text:visited-style-name="Index_20_Link">ConfigUpdater: portable themes twice<text:tab/>76</text:a></text:p>
          <text:p text:style-name="P1"><text:a xlink:type="simple" xlink:href="#__RefHeading___Toc4857_1042260584" text:style-name="Index_20_Link" text:visited-style-name="Index_20_Link">2025-Jun-24 ConfigUpdater: Validation Dialog<text:tab/>77</text:a></text:p>
          <text:p text:style-name="P1"><text:a xlink:type="simple" xlink:href="#__RefHeading___Toc4896_4148101818" text:style-name="Index_20_Link" text:visited-style-name="Index_20_Link">2025-Jun-25 ConfigUpdater: Validation Dialog<text:tab/>77</text:a></text:p>
          <text:p text:style-name="P1"><text:a xlink:type="simple" xlink:href="#__RefHeading___Toc4970_2458992300" text:style-name="Index_20_Link" text:visited-style-name="Index_20_Link">2025-Jun-26 ConfigUpdater: Validation Dialog<text:tab/>79</text:a></text:p>
          <text:p text:style-name="P1"><text:a xlink:type="simple" xlink:href="#__RefHeading___Toc4999_1169696881" text:style-name="Index_20_Link" text:visited-style-name="Index_20_Link">2025-Jun-27 ConfigUpdater: Validation Dialog<text:tab/>80</text:a></text:p>
          <text:p text:style-name="P1"><text:a xlink:type="simple" xlink:href="#__RefHeading___Toc5084_2973151212" text:style-name="Index_20_Link" text:visited-style-name="Index_20_Link">2025-Jun-28 ConfigUpdater: Validation<text:tab/>81</text:a></text:p>
          <text:p text:style-name="P1"><text:a xlink:type="simple" xlink:href="#__RefHeading___Toc5155_617872066" text:style-name="Index_20_Link" text:visited-style-name="Index_20_Link">2025-Jun-29 ConfigUpdater: Validation Dialog<text:tab/>83</text:a></text:p>
          <text:p text:style-name="P1"><text:a xlink:type="simple" xlink:href="#__RefHeading___Toc5204_3465895098" text:style-name="Index_20_Link" text:visited-style-name="Index_20_Link">2025-Jun-30 ConfigUpdater: Validation dialog<text:tab/>84</text:a></text:p>
          <text:p text:style-name="P1"><text:a xlink:type="simple" xlink:href="#__RefHeading___Toc5254_2950068849" text:style-name="Index_20_Link" text:visited-style-name="Index_20_Link">2025-Jul-01 ConfigUpdater: Download Models<text:tab/>84</text:a></text:p>
          <text:p text:style-name="P1"><text:a xlink:type="simple" xlink:href="#__RefHeading___Toc5280_412472255" text:style-name="Index_20_Link" text:visited-style-name="Index_20_Link">2025-Jul-02 ConfigUpdater: Model Download<text:tab/>85</text:a></text:p>
          <text:p text:style-name="P1"><text:a xlink:type="simple" xlink:href="#__RefHeading___Toc5321_171439793" text:style-name="Index_20_Link" text:visited-style-name="Index_20_Link">2025-Jul-03 Config Updater v2.1.0<text:tab/>86</text:a></text:p>
          <text:p text:style-name="P2"><text:a xlink:type="simple" xlink:href="#__RefHeading___Toc5359_171439793" text:style-name="Index_20_Link" text:visited-style-name="Index_20_Link">PythonScript cleanup<text:tab/>86</text:a></text:p>
          <text:p text:style-name="P1"><text:a xlink:type="simple" xlink:href="#__RefHeading___Toc5362_2863014716" text:style-name="Index_20_Link" text:visited-style-name="Index_20_Link">2025-Jul-04 Notepad++ Certificate<text:tab/>87</text:a></text:p>
          <text:p text:style-name="P1"><text:a xlink:type="simple" xlink:href="#__RefHeading___Toc5768_4114630033" text:style-name="Index_20_Link" text:visited-style-name="Index_20_Link">2025-Jul-05 Certificate Aside (cont)<text:tab/>88</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3699890183"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64809220022203"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3185583037"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64807906548452" text:continue-list="list164809220022203"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3185583037"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xml:id="list164808984463195" text:continue-list="list164807906548452"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text:h text:style-name="P425" text:outline-level="2"><text:bookmark-start text:name="__RefHeading___Toc4334_2353639070"/><text:soft-page-break/>ozone: More feedback<text:bookmark-end text:name="__RefHeading___Toc4334_2353639070"/></text:h>
      <text:p text:style-name="P426">A few hours later, ozone10 replied; after some confusion (and deleted comments on my part), I finally understood: he was getting one of the “Could not connect to internet when trying to download” MessageBoxes that I launch on internet-error inside <text:span text:style-name="InlineCode">downloadFileInMemory()</text:span>… As such, he was getting that message box, then the outer message box that I added, and then another two for the UDL download. <text:s/>I need to stop it early, and tell the CI Download dialog to close itself, to avoid annoying him. <text:s/><text:span text:style-name="T278">Also, if the file-picker is empty and the user foolishly clicks DOWNLOAD, it will crash.</text:span></text:p>
      <text:p text:style-name="P427">The last, I was able to fix by checking the LB_GETTEXTLEN for LB_ERR, and exiting early.</text:p>
      <text:p text:style-name="P427">For the “stop early”, I added a bunch of logic, and track a new object property, and change the retval of the list-populating function. <text:s/>But I was eventually able to get it so that</text:p>
      <text:list xml:id="list164807863326434" text:continue-numbering="true" text:style-name="List_20_1">
        <text:list-item>
          <text:p text:style-name="P428">When populating the lists from the download, if it gets an internet error (like the firewall block), the download function will still give the first message box, and will then immediately return FALSE to the main dialog box.</text:p>
        </text:list-item>
        <text:list-item>
          <text:p text:style-name="P428">If there is 404/500/etc when downloading Theme data, it will give a message box indicating there’s an error, and then try to move forward to the UDL (hoping that UDL will get valid data; since UDL is much more likely to be desired than Theme, I want to not stop a UDL download just because there’s a problem with the Theme info)</text:p>
        </text:list-item>
        <text:list-item>
          <text:p text:style-name="P428">If there is a 404/500/etc when downloading the UDL data: if Theme already gave the error message box, just return FALSE at this point; if Theme didn’t give the error message, then UDL will give error message and then return FALSE.</text:p>
        </text:list-item>
        <text:list-item>
          <text:p text:style-name="P429">If the list-populating exits with FALSE, then the main Dialog will close itself, because the user has already been informed of a problem.</text:p>
        </text:list-item>
        <text:list-item>
          <text:p text:style-name="P428">If somehow the file list is empty and the user clicks DOWNLOAD, it will give an error message, not crash</text:p>
        </text:list-item>
      </text:list>
      <text:p text:style-name="CommitMessage">CollectionInterface: improve error handling to prevent crashes → b3398bc</text:p>
      <text:h text:style-name="P430" text:outline-level="1"><text:bookmark-start text:name="__RefHeading___Toc4357_2650074892"/>2025-Jun-16<text:tab/>CollectionInterface: MultiSelect<text:bookmark-end text:name="__RefHeading___Toc4357_2650074892"/></text:h>
      <text:p text:style-name="P431">Don put out the “1 week warning”, so I am going to want to at least get in the dark-mode + firewall crash fixes. <text:s/>However, it would be nice to have some true feature improvement, too. <text:s/>I don’t know whether MultiSelect will be doable in a day or two or not… but I thought I’d at least start trying … and if I haven’t made much progress, submit 1.1 as-is in a day or two.</text:p>
      <text:p text:style-name="P432"><text:soft-page-break/>So, I had noticed that it’s been allowing multiple selections, but only behaving like one is selected. <text:s/>But my googles show that only LBS_EXTENDEDSEL // LBS_MULTIPLESEL should allow those, and neither of those constants are used in my code. <text:s/>Hmm, the RC file is using CBS (combobox) constants instead of LBS (listbox) options… so it’s probably got some weird settings. <text:s/>CBS_DROPDOWNLIST | CBS_AUTOHSCROLL | CBS_DISABLENOSCROLL = 0x3 | 0x40 | 0x800 =&gt; LBS_NOTIFY|LBS_SORT | LBS_HASSTRINGS | LBS_EXTENDEDSEL. <text:s/>Notify is good; sort is reasonable, has-strings is default, and extendedsel just happened to be in the re-interpretation. <text:s/>And reading, I really want the LBS_DISABLENOSCROLL (0x1000) to make sure scrollbars are always there. <text:s/><text:span text:style-name="T279">If I rename the constants (and </text:span><text:span text:style-name="T280">don’t</text:span><text:span text:style-name="T281"> include LBS_EXTENDEDSEL), I can confirm that it still behaves as before, except it doesn’t allow the multi-selection that it ignored. <text:s/>And if I add that flag, then it goes back to allowing multiple selections.</text:span></text:p>
      <text:p text:style-name="P433">How does it behave for the “also checkbox enable” with multiple? <text:s/>If I do Datcom first then dBASEPlus second, it shows dBase’s checkboxes; if I do dBase first and Datcom second, then it disables because of Datcom. <text:s/>And that’s also the priority order I remember seeing when testing out downloads. <text:s/>So I will need to handle it differently, and enable the checkbox if <text:span text:style-name="T10">any</text:span> of the languages <text:span text:style-name="T282">have that option. <text:s/></text:span><text:span text:style-name="T283">That seems to be working (and even allows the checkboxes to clear if the last one is unselected, so there end up with 0 selections).</text:span></text:p>
      <text:p text:style-name="P434">More complicated will be the download section, though I can use some of the same ideas. <text:s/><text:span text:style-name="T284">Okay, that seems to be working, too.</text:span></text:p>
      <text:p text:style-name="P435">The biggest drawback is that if it needs UAC, it asks multiple times. <text:s/>I don’t know how difficult it will be to try to get only a single UAC prompt . <text:s/>Before I try, let’s do a safety commit, so I can get back to this point:</text:p>
      <text:p text:style-name="CommitMessage">CollectionInterface: MultiDownload = fix the mult-select so that it will actually do multiple downloads; multi-UAC-prompt is annoying, but working → 95bd7de</text:p>
      <text:p text:style-name="P436">Create a <text:span text:style-name="T285">map to store the URL-&gt;DestPath pairs for </text:span><text:span text:style-name="T286">all</text:span><text:span text:style-name="T287"> the UAC downloads. <text:s/></text:span><text:span text:style-name="T288">When there’s a permissions issue, instead of immediately asking if they want to download+copy, add it to the map; after done looping through whole selection, ask in one MessageBox; then build up a big &amp;-separated command (</text:span><text:span text:style-name="InlineCode"><text:span text:style-name="T288">runas</text:span></text:span><text:span text:style-name="T288">, </text:span><text:span text:style-name="InlineCode"><text:span text:style-name="T288">cmd.exe</text:span></text:span><text:span text:style-name="T288">, </text:span><text:span text:style-name="InlineCode"><text:span text:style-name="T288">/c MOVE a b &amp; MOVE c d &amp; …</text:span></text:span><text:span text:style-name="T288">): when I do that, it only does the UAC prompt once, as well; that’s good. <text:s/>And with that, it’s working well enough to commit then merge.</text:span></text:p>
      <text:p text:style-name="CommitMessage">CollectionInterface: MultiDownload = combine all UAC into single request → b9f1d24</text:p>
      <text:p text:style-name="P437">After merging into main, I will prepare for v1.1 release: tag, then get the SHA of the bundles.</text:p>
      <text:p text:style-name="CommitMessage"><text:soft-page-break/>CollectionInterface plugin v1.1 - Adds DarkMode support (with N++ v8.5.4 or newer) - Allow selecting multiple UDLs (or other file types) for bulk download (#6) - Add label to progress bar so "100% [DONE]" is more clear (#9) - Fix crash if firewall blocks download (#13) and make error handling better in other edge cases as well</text:p>
      <text:p text:style-name="P438">Create the <text:a xlink:type="simple" xlink:href="https://github.com/pryrt/NppPlugin-CollectionInterface/releases/tag/v1.1.0" text:style-name="Internet_20_link" text:visited-style-name="Visited_20_Internet_20_Link">tag v1.1.0</text:a>, wait for the build to finish to have the assets. <text:s/><text:span text:style-name="T289">Get the SHA256 for all three, and update a new branch in nppPluginList. <text:s/>Copy the JSON to my json-enabled 32b and 64b for verification: ✓. <text:s/></text:span></text:p>
      <text:p text:style-name="CommitMessage">nppPluginList: Update CollectionInterface to v1.1 → 4ac10f9</text:p>
      <text:p text:style-name="P439">Submit <text:a xlink:type="simple" xlink:href="https://github.com/notepad-plus-plus/nppPluginList/pull/919" text:style-name="Internet_20_link" text:visited-style-name="Visited_20_Internet_20_Link">PR#919</text:a>, so will hopefully be in N++ v8.8.2. <text:s/><text:span text:style-name="T290">Also make an </text:span><text:a xlink:type="simple" xlink:href="https://community.notepad-plus-plus.org/topic/26933/c-darkmode-dialogs-not-all-controls-inherit-the-mode/10" text:style-name="Internet_20_link" text:visited-style-name="Visited_20_Internet_20_Link"><text:span text:style-name="T290">announcement </text:span></text:a><text:span text:style-name="T290">in my dark-mode conversation.</text:span></text:p>
      <text:h text:style-name="P440" text:outline-level="1"><text:bookmark-start text:name="__RefHeading___Toc4450_2793385862"/>2025-Jun-18<text:tab/>ConfigUpdater: Dark Mode<text:bookmark-end text:name="__RefHeading___Toc4450_2793385862"/></text:h>
      <text:p text:style-name="P441">Start the DarkMode process for CU: add the NPPN_DARKMODECHANGED to beNotified(), and add the global HWND variables for the About and CUStatus dialogs (CUStatus already had a file-global, so renamed it and added it to .h). <text:s/><text:span text:style-name="T291">I’m not 100% convinced I’ll ever need the NPP_DarkMode.h to get the Colors struct and related, but for consistency and future-proofing, I will. <text:s/>Add the hyperlinks.cpp/.h customization. <text:s/></text:span><text:span text:style-name="T292">And that all compiles/builds, without doing anything visual 😉.</text:span></text:p>
      <text:p text:style-name="P442">Start copying the changes from the CI About to the CU About: okay, yes, I will need the Colors structure, so I did need the NPP_DarkMode.h 😄. <text:s/><text:span text:style-name="T293">But once I copy those in (with the right order of determine DarkMode, setup controls, send subclass-message, update hyperlinks, and center+show dialog), then the About dialog is properly dark-mode and follows tones (including the link color). <text:s/>First success.</text:span></text:p>
      <text:p text:style-name="P443">Before moving forward, I want to grab the most recent N++ v8.8.1+ master build, because it that will allow me to confirm progress bars and similar are correctly dark.</text:p>
      <text:p text:style-name="P444">Make the same changes that I made in About dialog to the CU Status, and it goes to DarkMode (including progress bar). <text:s/>If I run standard 8.8.1 instead, it’s mostly dark, except the PB background, which is tolerable, so I won’t bother adding in the manual PB-subclassing.</text:p>
      <text:p text:style-name="CommitMessage">ConfigUpdater: enable DarkMode for dialogs → 7531f04</text:p>
      <text:p text:style-name="P444">PR and merge.</text:p>
      <text:h text:style-name="P445" text:outline-level="2"><text:bookmark-start text:name="__RefHeading___Toc4512_2793385862"/><text:soft-page-break/>ConfigUpdater: change the plugin config-file directory<text:bookmark-end text:name="__RefHeading___Toc4512_2793385862"/></text:h>
      <text:p text:style-name="P446">Create the configDir branch. <text:s/>Compute the new directory from the old. <text:s/>In the settings-file, add in checks so that it will move from old-loc to new-loc if !exist(new)&amp;exist(old); if it doesn’t move, but !exist(new), then it will create new XML; after creation is done, if exist(old) then delete(old) [on error along the way, if it hasn’t created the new, don’t delete the old]. <text:s/>For the logfile, it’s simpler: when the object is initialized, if the old-directory logfile exists, delete it (don’t need to move or double-check; don’t even actually care if the file is properly deleted, because it won’t influence anything, other than it will try to delete it again the next time).</text:p>
      <text:p text:style-name="P447">I tested all the logic paths, and they seem to be working.</text:p>
      <text:p text:style-name="CommitMessage">ConfigUpdater: configDir = move from plugins\Config to plugins\Config\ConfigUpdater (resolves #6) → ed6bf56</text:p>
      <text:p text:style-name="P448">PR / merge. Looking good.</text:p>
      <text:h text:style-name="P445" text:outline-level="2"><text:bookmark-start text:name="__RefHeading___Toc4514_2793385862"/>ConfigUpdater: xml-equality check<text:bookmark-end text:name="__RefHeading___Toc4514_2793385862"/></text:h>
      <text:p text:style-name="P449"><text:a xlink:type="simple" xlink:href="https://github.com/pryrt/NppPlugin-ConfigUpdater/issues/3" text:style-name="Internet_20_link" text:visited-style-name="Visited_20_Internet_20_Link"><text:span text:style-name="T294">Issue#3</text:span></text:a><text:span text:style-name="T294"> suggests ReadXML-&gt;Text vs UpdatedXML-&gt;Text, and only saving the file if they are different. <text:s/>If it’s really as simple as that, it will be easy. </text:span><text:span text:style-name="T295">Start with the langs.xml (since it’s only one file).</text:span></text:p>
      <text:p text:style-name="P450">First problem: there is no -&gt;Text method: it’s ToText (I may have just been using shorthand for an unknown method). <text:s/>Second: ToText gives an object, not char*: need ToText()-&gt;Value() to get char*. <text:s/>Third: Apparently, document objects don’t have the -&gt;Value(), so that won’t work. <text:s/>Google-AI assures me that I can pDoc-&gt;Accept(&amp;printer) and then printer-&gt;Cstr().</text:p>
      <text:p text:style-name="P451">Unfortunately, even when there weren’t any expected changes (I’ve run it a bunch), it still claims it is different. <text:s/>Save both the before and after to temp files: before.xml uses &lt;TagName/&gt;, after.xml uses &lt;TagName&gt;&lt;/TagName&gt;. <text:s/>I don’t know why that would be different between the two. <text:s/>So now I need to figure out where that transformation occurs: move the after-save to various points, and see when it shows a difference. <text:s/><text:span text:style-name="T296">After IsImmediateSorted ⇒ same; after missing-languages-loop ⇒ </text:span><text:span text:style-name="T297">changed. <text:s/>Okay, so it’s in there somewhere. <text:s/>My first guess is the keywords-&gt;SetText(): maybe even if I set the text to an empty string, it will expand the closing tag: comment that out ⇒ no change in XML: that theory seems right. <text:s/></text:span><text:span text:style-name="T295">So only SetText() if the keyword list is non-empty. <text:s/>With that, the diff goes away! <text:s/>And after figuring out I needed to use xPrinter-&gt;ClearBuffer() between the -&gt;Accept() calls (otherwise, it appends one to the other), the std::string comparison worked correctly to decide whether or not to write the XML.</text:span></text:p>
      <text:p text:style-name="P452"><text:soft-page-break/>But that extra complication means I should be stopping now. <text:s/>I will replicate in the stylers/themes tomorrow (or whenever I next get here).</text:p>
      <text:p text:style-name="P453">ConfigUpdater: unchangedXML = use langs.xml as the testbench for the right commands/logic to avoid saving unchanged XML: seems to be working here, so next time, propagate to stylers/themes (and squash the commits so they become one commit, for easier tracking in the PR) → 5e2e520</text:p>
      <text:h text:style-name="P454" text:outline-level="1"><text:bookmark-start text:name="__RefHeading___Toc4528_1002901455"/>2025-Jun-19<text:tab/>ConfigUpdater: unchanged XML<text:bookmark-end text:name="__RefHeading___Toc4528_1002901455"/></text:h>
      <text:p text:style-name="P455">Continuing on to the stylers/themes. <text:s/><text:span text:style-name="T298">Replicate the same logic and printers; verify that the before/after look right, and that the logic allows it to not save when unchanged (also verify it </text:span><text:span text:style-name="T299">will</text:span><text:span text:style-name="T300"> save if it </text:span><text:span text:style-name="T299">is</text:span><text:span text:style-name="T300"> changed). <text:s/>Turn off the before/after save-file, since those were just for debug.</text:span></text:p>
      <text:p text:style-name="P456">Prepare for the squash, then commit </text:p>
      <text:p text:style-name="P457">ConfigUpdater: unchanged XML</text:p>
      <text:p text:style-name="P457">Add logic so that the Langs and Stylers/Themes files will not re-save if there is no difference with the file before and after the update (to keep their last-modified time intact)</text:p>
      <text:p text:style-name="P457">resolves #3</text:p>
      <text:p text:style-name="P457">→ 09655e1</text:p>
      <text:p text:style-name="P458">PR and merge.</text:p>
      <text:h text:style-name="P459" text:outline-level="2"><text:bookmark-start text:name="__RefHeading___Toc4545_1002901455"/>Truncate Logfile<text:bookmark-end text:name="__RefHeading___Toc4545_1002901455"/></text:h>
      <text:p text:style-name="P458">Next, I want to see if I can add some logic to truncate the logfile if it’s getting too long. <text:s/>Should I delete it (to force it to re-create), or edit it using scintilla messages? <text:s text:c="3"/>And if so, how to do it, because I don’t want to write some new function which opens it, and I need to handle if it’s already open. <text:s/>In fact, the latter means that I cannot just delete it, otherwise Notepad++ will whine to me that it doesn’t exist. <text:s/>But I don’t want a separate opener. I could use the _consoleCheck even before the first _consoleWrite() in go(). <text:s/>And, while I’m at it, separate out the timestamp to a separate function.</text:p>
      <text:p text:style-name="CommitMessage">ConfigUpdater: longLog: outline the plan → 5e46673</text:p>
      <text:h text:style-name="P460" text:outline-level="1"><text:bookmark-start text:name="__RefHeading___Toc4574_32473283"/>2025-Jun-20<text:tab/>ConfigUpdater: Truncate Logfile<text:bookmark-end text:name="__RefHeading___Toc4574_32473283"/></text:h>
      <text:p text:style-name="P461">Yesterday’s outline was in code, but not notes: if(#lines&gt;400) { search for last timestamp position; if found { turn off monitoring; delete 0..found_position; save; enable monitoring } }.</text:p>
      <text:p text:style-name="P461"><text:soft-page-break/>In debugging, problems that had to be overcome: (1) it took time for monitoring to turn off, so had to add a hardcoded 100ms delay ☹; (2) could not save file if the hConsoleFile handle (which held the write lock) was still open, so close it; (2b) similarly, make sure hConsoleFile closes at the end of the function, whether or not there are lines to truncate; (3) turning back on the monitoring wasn’t working correctly, so switched to closing the file and letting it re-open; (4) with the closing of the file, discovered that it would already be to the next _consoleCheck() before N++ had finished the FILE&gt;CLOSE menucommand, so needed to poll on NPPM_GETFILENAME until it’s no longer “ConfigUpdater.log”, which indicates that the File&gt;Close is complete. <text:s/>(I didn’t actually find them in that order; that’s just the easier order to report them as I write up notes <text:span text:style-name="T301">based on the final code order</text:span>).</text:p>
      <text:p text:style-name="P462">Squash and commit:</text:p>
      <text:p text:style-name="CommitMessage">ConfigUpdater: Truncate Large Logfiles</text:p>
      <text:p text:style-name="CommitMessage">If the logfile is &gt; 400 lines, truncate down to having just a single previous log session before adding on this update.</text:p>
      <text:p text:style-name="CommitMessage">Resolves #10</text:p>
      <text:p text:style-name="CommitMessage">→ 7a663ff</text:p>
      <text:p text:style-name="P463">PR and merge. <text:s/>Making good progress through the ConfigUpdater TODOs.</text:p>
      <text:h text:style-name="P464" text:outline-level="2"><text:bookmark-start text:name="__RefHeading___Toc4607_32473283"/>TODOs from code<text:bookmark-end text:name="__RefHeading___Toc4607_32473283"/></text:h>
      <text:p text:style-name="P463">Speaking of TODOs: I had noticed there were still some TODO comments in the code. <text:s/>Maybe I should work on eliminating those and/or cleaning them up (or turn the long-term ones into feature requests, instead).</text:p>
      <text:p text:style-name="P463">The first I found were the _wsSavedComment and _bHasTopLevelComment global Booleans that I had provided for when converting from PythonScript to plugin; I don’t think I’ve used them anywhere, so see if I can clean them out. <text:s/>The first was only set to “” to reset in various locations, so it’s safe to delete. <text:s/>Same for the second.</text:p>
      <text:p text:style-name="P465">No more “TODO” comments.</text:p>
      <text:p text:style-name="P465">While I was fixing the first, I also saw at least one TBD that was part of that cleanup, so search for other TBD: none left. <text:s/>That’s good.</text:p>
      <text:p text:style-name="P465">Uprev to 2.0.1.3 (2.0.1-dev3)</text:p>
      <text:p text:style-name="CommitMessage">ConfigUpdater: cleanup old TODO comments and unused code → 57f308c</text:p>
      <text:h text:style-name="P466" text:outline-level="2"><text:bookmark-start text:name="__RefHeading___Toc5142_32473283"/><text:soft-page-break/>Theme/Styler Validation<text:bookmark-end text:name="__RefHeading___Toc5142_32473283"/></text:h>
      <text:p text:style-name="P467"><text:a xlink:type="simple" xlink:href="https://github.com/pryrt/NppPlugin-ConfigUpdater/issues/1" text:style-name="Internet_20_link" text:visited-style-name="Visited_20_Internet_20_Link">Issue#1</text:a> (which I have been postponing to the last, for whatever reason). Searching back through my notes, I <text:span text:style-name="T10">did</text:span><text:span text:style-name="T11"> make the </text:span><text:a xlink:type="simple" xlink:href="https://github.com/pryrt/passThru/blob/main/cpp/ValidateXML.h" text:style-name="Internet_20_link" text:visited-style-name="Visited_20_Internet_20_Link"><text:span text:style-name="T11">ValidationXML</text:span></text:a><text:span text:style-name="T11"> single-include library at the end of May. <text:s/>And I have already defined the </text:span><text:a xlink:type="simple" xlink:href="https://github.com/notepad-plus-plus/nppThemes/blob/main/.validators/theme.xsd" text:style-name="Internet_20_link" text:visited-style-name="Visited_20_Internet_20_Link"><text:span text:style-name="T11">XSD</text:span></text:a><text:span text:style-name="T11"> that I used for the themes repo and N++ main project. <text:s/>So there might not really be all that much work left.</text:span></text:p>
      <text:p text:style-name="P468">But I’ve had enough for today, and only wanted to leave this as a reminder for future-me.</text:p>
      <text:p text:style-name="CommitMessage">Notebook: ConfigUpdater notes on Theme/Styler validation → [no commit]</text:p>
      <text:h text:style-name="P469" text:outline-level="1"><text:bookmark-start text:name="__RefHeading___Toc4658_4215095886"/>2025-Jun-21<text:tab/>ConfigUpdater: Theme Validation<text:bookmark-end text:name="__RefHeading___Toc4658_4215095886"/></text:h>
      <text:p text:style-name="P470">Fortunately, I also left myself a good <text:a xlink:type="simple" xlink:href="https://github.com/pryrt/passThru/blob/main/cpp/ValidateXML.README.md" text:style-name="Internet_20_link" text:visited-style-name="Visited_20_Internet_20_Link">ValidationXML README</text:a>, so I’ve got the instructions on how to incorporate that into my code. <text:s/>Copy the .h into my lib directory. <text:s/>Add it. <text:s/>Whoops, I forgot to switch to a new branch -- and I forgot to PR/merge my todo-cleanup back into the main. <text:s/>Go do the PR/merge, then update my local main, then create the validateXML branch.</text:p>
      <text:p text:style-name="P471">Okay, <text:span text:style-name="T10">now</text:span><text:span text:style-name="T11"> add the .h file. </text:span><text:span text:style-name="T302">For that to work, add </text:span><text:span text:style-name="InlineCode"><text:span text:style-name="T302">msxml6.lib;comsuppw.lib;</text:span></text:span><text:span text:style-name="T302"> to all 6 of the AdditionalDependency entries in the project file. <text:s/>Hmm, looking at the README for what to do next, I was reminded that the .h assumes the XSD is in a file. <text:s/>It would be easier for me if I had an alternate version that allowed an embedded string instead, so I don’t have to go try to figure out how to get the XSD to a consistent location </text:span><text:span text:style-name="T303">(I don’t really want to put it in the plugin’s config directory, because I don’t think the user needs to be able to edit the XSD). <text:s/>As I look at the .h file, I can see VS2022 is marking the #import as an error, even though it built okay, for the E1696 for the TLH file: right, my notes earlier said <text:s/></text:span><text:span text:style-name="T304">Tools &gt; Options &gt; Text Editor &gt; C/C++ &gt; Advanced &gt; Recreate database</text:span><text:span text:style-name="T305"> = true and restart VS: </text:span><text:span text:style-name="T303">where is that </text:span><text:span text:style-name="T306">Recreate</text:span><text:span text:style-name="T307">? Ah, </text:span><text:span text:style-name="T306">Browsing / Navigation</text:span><text:span text:style-name="T305">. <text:s/></text:span><text:span text:style-name="T303">Hmm, that wasn’t enough. <text:s/>Try deleting the .suo file out the .vs hierarchy. <text:s/></text:span><text:span text:style-name="T308">Still nothing, and I can confirm the .tlh file isn’t there. <text:s/>Oh, I have never #included the .h file anywhere, so maybe that’s not being built. <text:s/>Add the #include to the ConfigUpdaterClass.h, Clean Solution, Build Solution. <text:s/>Nope, gives errors. :-( <text:s/>But searching the directory, the .tlh is actually there this time. <text:s/>One of the </text:span><text:a xlink:type="simple" xlink:href="https://developercommunity.visualstudio.com/t/c-import-statement-generates-e1696/241903" text:style-name="Internet_20_link" text:visited-style-name="Visited_20_Internet_20_Link"><text:span text:style-name="T308">links</text:span></text:a><text:span text:style-name="T308"> I found mentioned </text:span><text:span text:style-name="T309">Project &gt; Rescan Solution</text:span><text:span text:style-name="T310"> or</text:span><text:span text:style-name="T309"> &lt;Solution&gt; RightClick &gt; Rescan Solution </text:span><text:span text:style-name="T310">as the equivalent to get IntelliSense to rescan and find it… and with that, the IntelliSense error goes away. <text:s/>Okay, let’s add that to the README.<text:tab/></text:span></text:p>
      <text:p text:style-name="P472">Back to the file vs string: hmm, it looks like I’m still using the hardcoded XSD filename, not the filename parameter, so that will need to be fixed: <text:span text:style-name="T311">hmm, when I have the #include in the ConfigUpdaterClass.h, it appears that despite the #once in the ValidateXML.h, it’s claiming that functions therein are multiply-defined; if I move the #include to ConfigUpdater.cpp, then that multiply-defined error goes away. <text:s/>So I’ll have to figure that out eventually, but for now, I’ll </text:span><text:soft-page-break/><text:span text:style-name="T311">leave it with the #include in the CPP. <text:s/>Lookin</text:span><text:span text:style-name="T312">g</text:span><text:span text:style-name="T311"> at the </text:span><text:a xlink:type="simple" xlink:href="https://learn.microsoft.com/en-us/previous-versions/windows/desktop/ms766451(v=vs.85)" text:style-name="Internet_20_link" text:visited-style-name="Visited_20_Internet_20_Link"><text:span text:style-name="T311">-&gt;add() method</text:span></text:a><text:span text:style-name="T311">, </text:span><text:span text:style-name="T312">it seems to accept either a path or any DOMDocument* object as the second parameter. <text:s/>So, can I load an XSD into a DOMDocument from text? <text:s/>Yes, </text:span><text:a xlink:type="simple" xlink:href="https://learn.microsoft.com/en-us/previous-versions/windows/desktop/ms757878(v=vs.85)" text:style-name="Internet_20_link" text:visited-style-name="Visited_20_Internet_20_Link"><text:span text:style-name="T312">DOMDocument has a -&gt;loadXML() method</text:span></text:a><text:span text:style-name="T312">, not just -&gt;load(fromFile) method.</text:span></text:p>
      <text:p text:style-name="P473">So, with how deeply it’s buried in my validate_xml() function, how can I extricate it so that I can use overloading without replicating the bulk of that function each time? <text:s/>Have the main actually use the DOMDocument, and then have a wrapper with std::wstring being the raw contents, which then create the DOMDocument from a loadXML(), or the _bstr_t as the XSD filename which creates the DOMDocumetn as a load(fromFile)…. I think.</text:p>
      <text:p text:style-name="P474">Playing around with that, with the help of google’s AI Mode code helping, it seems I have to manually create the variant from the BSTR of the text, rather than somehow converting it. <text:s/>So maybe the main should be a BSTR of the contents, and have the wrappers either be a <text:span text:style-name="T313">std::wstring</text:span> for the filename <text:span text:style-name="T313">or the _bstr_t for the raw string contents of the XSD. <text:s/>So, that all compiles.</text:span></text:p>
      <text:p text:style-name="P475">Now it’s time to figure out how/where I want to incorporate the <text:span text:style-name="T314">check: okay, in updateOneTheme, after the optional Save (whether or not I save), run the validator on the theme. <text:s/>So move the #include into ConfigUpdaterClass.cpp – still seems to avoid the double-definition, which is good. <text:s/>Put in some breakpoints, and let’s see if I can debug. <text:s/>Hmm, the validation failed, and all it tells me is “unspecified error”, which is highly unhelpful. <text:s/>I tried to capture the status of the -&gt;add(), but it fails because it throws a COM error, not because of a problem specific to -&gt;add(), so that doesn’t catch it. ☹ <text:s/></text:span></text:p>
      <text:p text:style-name="P476">I am pretty sure my old version, with just a filename, should work. <text:s/>Let’s copy my edited .h to a temporary location, then <text:span text:style-name="T315">restore the filename variant of the .h. <text:s/>Now rework so that my _init functions set filename paths and populate those paths if the files don’t exist yet.</text:span></text:p>
      <text:p text:style-name="P477">Got it mostly there, but it’s writing raw UTF-16 characters rather than UTF-8, but the XML claims it’s UTF-8, so the mismatch is causing problems, I think. <text:s/>But it’s almost lunchtime, so let’s do a safety commit here</text:p>
      <text:p text:style-name="TODO">☑ <text:span text:style-name="T316">Switch the string to std::string so it writes a UTF-8 file instead of UTF-16</text:span></text:p>
      <text:p text:style-name="CommitMessage">ConfigUpdater: validation = trying to write the XSD to a UTF-8 file, but right now it’s writing UTF-16: TODO = use std::string instead → fcfdab6</text:p>
      <text:p text:style-name="P478">Even with switching to a UTF8 file with CRLF line endings, it’s still giving the COM error. <text:s/></text:p>
      <text:p text:style-name="P478"><text:soft-page-break/>Time to switch to my testbed with the updated .h, and see if I can validate correctly using my test XML/XSD, and with the project’s XML/XSD, because I need something without the overhead to figure out what’s going wrong: <text:span text:style-name="T317">it crashes on the remote XSD as well. <text:s/>So there’s something wrong with the file. Ugh, it was still UTF-16: apparently, I didn’t overwrite it like I thought I did. <text:s/>Once I get it pointing to a UTF-8 copy of the file, the testbed is able to load it.</text:span></text:p>
      <text:p text:style-name="P479">So now I need to delete the file and make sure I can correctly create it in UTF8 (maybe I just forgot to delete it after I switched the code to write it with UTF8). <text:s/><text:span text:style-name="T318">Yes. <text:s/>And if I tweak the XSD, I can make it fail and show the message (once I re-enable the message). <text:s/>Hmm, can I get the line number for the error? <text:s/>If so, I could ask if they wanted to edit the XML. <text:s/></text:span><text:span text:style-name="T319">So I’ve done that, but the line number appears to be wrong – it’s always showing up as 0 instead of a reasonable value (for example, Bespin has duplicate styleID=”12” at 1283/1284, but it still returns 0 for the line). <text:s/></text:span><text:span text:style-name="T320">None of the other error parameters seem to be meaningful, either.</text:span></text:p>
      <text:p text:style-name="TODO">☒ <text:span text:style-name="T320">Investigate the parseError-&gt;line and similar in the testbed</text:span></text:p>
      <text:p text:style-name="P480">ConfigUpdater: XML Validation = I can run the themes validation, but it doesn’t report the right line number, which makes the error less helpful than would be hoped (and annoying, because in python validator, the line number is correct). → 7d62db5</text:p>
      <text:p text:style-name="P481">I pestered AI about the problem. <text:s/>It suggested, after a couple of complaints of it not working, that I do the validation while it’s loading, rather than after, so it doesn’t lose line number information. <text:s/>When I asked how to do that, it replied with the following code. <text:s/>I will want to try that next time:</text:p>
      <text:p text:style-name="P482">#import &lt;msxml6.dll&gt;<text:line-break/><text:line-break/>int main()<text:line-break/>{<text:line-break/> <text:s text:c="3"/>CoInitialize(NULL); // Initialize COM<text:line-break/><text:line-break/> <text:s text:c="3"/>try<text:line-break/> <text:s text:c="3"/>{<text:line-break/> <text:s text:c="7"/>MSXML2::IXMLDOMDocument60Ptr pXMLDom;<text:line-break/> <text:s text:c="7"/>pXMLDom.CreateInstance(__uuidof(MSXML2::DOMDocument60));<text:line-break/><text:line-break/> <text:s text:c="7"/>// Create a schema cache<text:line-break/> <text:s text:c="7"/>MSXML2::IXMLDOMSchemaCollectionPtr pSchemaCache;<text:line-break/> <text:s text:c="7"/>pSchemaCache.CreateInstance(__uuidof(MSXML2::XMLSchemaCache60));<text:line-break/><text:line-break/> <text:s text:c="7"/>// Add your schema to the schema cache (replace with your schema file path)<text:line-break/> <text:s text:c="7"/>pSchemaCache-&gt;add(L"yourNamespaceURI", L"yourSchemaFile.xsd");<text:line-break/><text:line-break/> <text:s text:c="7"/>// Assign the schema cache to the document<text:line-break/> <text:s text:c="7"/>pXMLDom-&gt;schemas = pSchemaCache.GetInterfacePtr();<text:line-break/><text:line-break/> <text:s text:c="7"/>// Configure validation on parse<text:line-break/><text:soft-page-break/> <text:s text:c="7"/>pXMLDom-&gt;put_validateOnParse(VARIANT_TRUE);<text:line-break/> <text:s text:c="7"/>pXMLDom-&gt;put_resolveExternals(VARIANT_TRUE);<text:line-break/> <text:s text:c="7"/>pXMLDom-&gt;put_async(VARIANT_FALSE);<text:line-break/><text:line-break/> <text:s text:c="7"/>// Load the XML document (replace with your XML file path)<text:line-break/> <text:s text:c="7"/>pXMLDom-&gt;load(L"yourXmlFile.xml");<text:line-break/><text:line-break/> <text:s text:c="7"/>// Check for parsing/validation errors<text:line-break/> <text:s text:c="7"/>if (pXMLDom-&gt;parseError-&gt;errorCode != 0)<text:line-break/> <text:s text:c="7"/>{<text:line-break/> <text:s text:c="11"/>MSXML2::IXMLDOMParseErrorPtr pParseError = pXMLDom-&gt;parseError;<text:line-break/><text:line-break/> <text:s text:c="11"/>long lineNumber = pParseError-&gt;line;<text:line-break/> <text:s text:c="11"/>long linePos = pParseError-&gt;linepos;<text:line-break/> <text:s text:c="11"/>BSTR reason = pParseError-&gt;reason;<text:line-break/> <text:s text:c="11"/>BSTR srcText = pParseError-&gt;srcText;<text:line-break/><text:line-break/> <text:s text:c="11"/>wprintf(L"Validation Error during load: %s at Line %ld, Position %ld\n", reason, lineNumber, linePos);<text:line-break/><text:line-break/> <text:s text:c="11"/>SysFreeString(reason);<text:line-break/> <text:s text:c="11"/>SysFreeString(srcText);<text:line-break/> <text:s text:c="7"/>}<text:line-break/> <text:s text:c="7"/>else<text:line-break/> <text:s text:c="7"/>{<text:line-break/> <text:s text:c="11"/>wprintf(L"XML loaded and validated successfully during load.\n");<text:line-break/> <text:s text:c="7"/>}<text:line-break/> <text:s text:c="3"/>}<text:line-break/> <text:s text:c="3"/>catch (_com_error &amp;e)<text:line-break/> <text:s text:c="3"/>{<text:line-break/> <text:s text:c="7"/>// Handle errors<text:line-break/> <text:s text:c="3"/>}<text:line-break/><text:line-break/> <text:s text:c="3"/>CoUninitialize(); // Uninitialize COM<text:line-break/> <text:s text:c="3"/>return 0;<text:line-break/>}<text:line-break/></text:p>
      <text:p text:style-name="P483">It has the validateOnParse set to true, and changes the order relative to my code. <text:s/>Hopefully, that will work.</text:p>
      <text:p text:style-name="TODO">☑ <text:span text:style-name="T320">try to learn from this AI code to see if I can validate during the -&gt;load(fromFile) rather than running a separate parse afterwards</text:span></text:p>
      <text:p text:style-name="P484">Notebook: with AI help, got a couple hints for what to try next (see the TODOs after my last commit) → [no commit]</text:p>
      <text:h text:style-name="P485" text:outline-level="1"><text:bookmark-start text:name="__RefHeading___Toc4803_1043040792"/><text:soft-page-break/>2025-Jun-22<text:tab/>ConfigUpdater: Theme Validation<text:bookmark-end text:name="__RefHeading___Toc4803_1043040792"/></text:h>
      <text:p text:style-name="P486">Right, so I need to try to learn from that AI code (I think that has a better chance than playing in the testbed first).</text:p>
      <text:p text:style-name="P487">Yep, when I change the order and set validateOnParse=true, I can correctly get the line number (1-based, not 0-based), and even the context line. <text:s/>Update my error message and pass in the line number. <text:s/>I can now make it edit the file at the right location (unfortunately, the _consoleWrite changes focus away from the styler… but that’s livable), and it stops auditing the others. <text:s/>And if I CANCEL instead, it stops the checking (and NO allows me to single-step). <text:s/>Unfortunately, that’s going to get annoying for the user… but I don’t know how to add a fourth option.</text:p>
      <text:p text:style-name="P487">Instead, I want to re-purpose the “NO” answer so that it will continue the conversion, but stop pestering the user… which will require another flag. <text:s/><text:span text:style-name="T321">But easy enough to implement, and the logic works right. <text:s/>When I did that, I noticed the .log didn’t include those: it should, especially when you choose NO, but probably any time. <text:s/></text:span><text:span text:style-name="T322">Easy </text:span><text:span text:style-name="T323">enough. <text:s/>Tweak the message so it makes sense in the log, then add in the question for the YESNOCANCEL. <text:s/>I think that’s probably sufficient for now.</text:span></text:p>
      <text:p text:style-name="P488">Squash so the next commit is the “only” commit for this Issue.</text:p>
      <text:p text:style-name="CommitMessage">ConfigUpdater: Implement XSD-based validation for stylers/themes → 6a1d3f6</text:p>
      <text:p text:style-name="P488">Oh, right. <text:s/>Also need to validate the langs.xml. <text:s/>Whoops. <text:s/><text:span text:style-name="T324">Copy that over, bring in the new XSD, and verify it’s working. <text:s/>Add logging for VALID on both; add prefixes so it gets diff-like coloration in ErrorList lexer.</text:span></text:p>
      <text:p text:style-name="CommitMessage">ConfigUpdater: Implement XSD-based validation for langs.xml → d9bd437</text:p>
      <text:p text:style-name="P489">Ugh, remote builds are showing errors. <text:s/>Turn off a set of warnings around the #import for the MSXML DLL, as I have no control over that. <text:s/>And there is a win32-only warning on a couple of SendMessages that I can replicate by compiling the other target.</text:p>
      <text:p text:style-name="CommitMessage">ConfigUpdater: fix warnings/errors for remote-building XSD-based Validation → d9f28cf</text:p>
      <text:p text:style-name="P490">This time, the remote build worked. <text:s/>Good. <text:s/>PR/merge.</text:p>
      <text:h text:style-name="P491" text:outline-level="2"><text:bookmark-start text:name="__RefHeading___Toc4845_1043040792"/>ConfigUpdater: portable themes twice<text:bookmark-end text:name="__RefHeading___Toc4845_1043040792"/></text:h>
      <text:p text:style-name="P490">Hopefully, this will be quick. <text:s/>Look at the all-themes loop: nope, it doesn’t have logic. <text:s/>So add “if cfg==installed, remove second using vector.pop_back()”, and that fixes it. <text:s/>Nice when it’s that simple.</text:p>
      <text:p text:style-name="CommitMessage"><text:soft-page-break/>ConfigUpdater: fix portable doubled-loop on themes (resolves #15) → 8b1b7f6</text:p>
      <text:p text:style-name="P492">PR and merge.</text:p>
      <text:h text:style-name="P493" text:outline-level="1"><text:bookmark-start text:name="__RefHeading___Toc4857_1042260584"/>2025-Jun-24<text:tab/>ConfigUpdater: Validation Dialog<text:bookmark-end text:name="__RefHeading___Toc4857_1042260584"/></text:h>
      <text:p text:style-name="P494">Start at least thinking about the Validation Dialog – <text:span text:style-name="T325">non-modal interface to </text:span>allow validating on a per-file basis <text:span text:style-name="T325">and easily navigating to a given validation error</text:span>. <text:s/>Google-AI and <text:a xlink:type="simple" xlink:href="https://stackoverflow.com/a/57268306" text:style-name="Internet_20_link" text:visited-style-name="Visited_20_Internet_20_Link">this vbscript-focused SO</text:a> tell me that xmlDoc-&gt;setProperty(“MultipleErrorMessages”, True) will allow me to iterate over xmlDoc-&gt;parseError-&gt;allErrors… so that should hopefully be able to give me something to add to a ListBox. <text:s/><text:span text:style-name="T325">So my rough idea of the dialog box:</text:span></text:p>
      <text:p text:style-name="P495">File: [stylers.xml <text:span text:style-name="T326">▼]<text:tab/><text:tab/><text:tab/>{VALIDATE}</text:span></text:p>
      <text:p text:style-name="P496">Validation Errors:</text:p>
      <text:p text:style-name="P496">[ #1234: Message<text:span text:style-name="T327"> … … … ⇕]</text:span></text:p>
      <text:p text:style-name="P496">[ #5678: Message …<text:span text:style-name="T327"> … … ⇕]</text:span></text:p>
      <text:p text:style-name="P497">So that’s a label, combobox to select the file, the VALIDATE button, and an always-scrollable ListBox which will <text:span text:style-name="T328">show the error messages and allow easy navigation. <text:s/>Draw up the RC (verify but don’t edit in the Resource Editor).</text:span></text:p>
      <text:p text:style-name="CommitMessage">ConfigUpdater: Validation Dialog = draw the initial RC idea → 96ba050</text:p>
      <text:h text:style-name="P498" text:outline-level="1"><text:bookmark-start text:name="__RefHeading___Toc4896_4148101818"/>2025-Jun-25<text:tab/>ConfigUpdater: Validation Dialog<text:bookmark-end text:name="__RefHeading___Toc4896_4148101818"/></text:h>
      <text:p text:style-name="P499">Copy over the dialog .cpp/.h for the CUValidationDialog, changing the constant names. <text:span text:style-name="T329">Strip out uncompilable code. <text:s/>Add the new menu entry and menucall_() dialog-creator. <text:s/>Run ⇒ able to open the empty Validation dialog. <text:s/>Unfortunately, despite what the graphical editor display shows me, dialog needs to be taller and wider to fit the sizes that I’ve got listed… <text:s/></text:span><text:span text:style-name="T330">Fix it, and now it is looking good.</text:span></text:p>
      <text:p text:style-name="P500">Next, I need to populate the file list. <text:s/>And for that, and the validation, I really should have an object which handles the interface between the two. <text:s/>Start the class files, and bring in some #includes. <text:s/>Unfortunately, when I try to <text:span text:style-name="InlineCode">#include “ValidateXML.h”</text:span>, it complains about the double-defined again. <text:s/>So comment that out for now.</text:p>
      <text:p text:style-name="P501">As far as structure, I will want to store the hwnd for various pieces (N++, the file combobox, and the error listbox), for easy access. <text:s/></text:p>
      <text:p text:style-name="P502">After some time AFK, I’m not 100% sure whether I really want the object to be what’s sending the messages… it would make more sense to have the ConfigValidator object focus on being the interface, and have the Dialog just poll its instance. <text:s/>And, at that point, do I really need the intermediate object, or just do the generic ValidateXML object instead? <text:s/>No, because I need <text:soft-page-break/>the intermediary to be able to provide the list of files – if it were just the ValidateXML object, I would have to have something else for knowing the files, anyway. <text:s/>I’m just trying to decide whether it’s better to keep the Validation separate from the routines that find the right files, anyway. <text:s/></text:p>
      <text:p text:style-name="P502">In the main ConfigUpdaterClass, the class is in charge of interfacing between the dialog and the the filesystem and the Validator, and it just passes the Validator the minimal information needed. <text:s/><text:span text:style-name="T331">Looking at the validation calls there, I just see isValid=::validate_xml(xml,xsd), then ::uGetValidationLineNum and ::wsGetValidationMessage. <text:s/>That’s very close to a constructor, then I would need to have an -&gt;isValid() method for the if statement condition, and methods that are essentially those “Get” variants. <text:s/>And then I could have something to set/clear the multipleErrorMessages flag and to poll for the Nth error in the list or to iterate through. <text:s/>So, probably the first thing I’ll want to do is convert ValidateXML to a class.</text:span></text:p>
      <text:p text:style-name="P503">But the zeroth thing I should do (<text:span text:style-name="T10">i.e.</text:span>, before that first thing) is do a quick one-.h-class, and make sure I can include it in multiple files without it whining about duplicate definitions. <text:s/><text:span text:style-name="T332">So let’s create a simple .h class, and see if it complains for being included multiple times: doesn’t look like it.</text:span></text:p>
      <text:p text:style-name="P504">So, now, can I convert the ValidateXML to a class? <text:s/>I will see what I can see. <text:s/><text:span text:style-name="T333">Make all the _xyz() functions and _pdq variables private; rename the validate_xml function to be the public Constructor method, and convert its bool ret to be the instance variable _isValid, and do a public wrapper method .isValid() to return that value; move the non-underscore functions to be public methods. <text:s/>Change the isValid=validate_xml() calls to creating an instance variable using the same arguments, and change the :: function calls to be equivalent method calls: it all compiles again – and it seems to still run. <text:s/>So I think that’s successful. <text:s/>And now #include the class in the new ConfigValidator class, and it </text:span><text:span text:style-name="T334">doesn’t</text:span><text:span text:style-name="T335"> complain this time.</text:span></text:p>
      <text:p text:style-name="P505">Good. <text:s/>Clean out the dummy .h from my test, make sure it all still builds and runs, and do a safety commit.</text:p>
      <text:p text:style-name="P506">ConfigUpdater: Validation Dialog = convert ValidateXML to a class; add an unpopulated dialog for standalone ConfigValidation. → e624eb2</text:p>
      <text:p text:style-name="P507">At this point, let’s return to the ConfigValidatorClass. <text:s/>I will leave the <text:span text:style-name="T336">complications of expanding the capabilities of the validator until later, and for now, focus on getting the filename/path data populated.</text:span></text:p>
      <text:p text:style-name="P508">Unfortunately, I didn’t make the ConfigUpdater object in a way that’s easy to extract the npp metadata, so I’ll probably just duplicate that information here. <text:s/>Hmm, that tells me that eventually, I will need a canned NppMetaData class, which I can instantiate in any other class I use in my plugins. <text:s/>Time for another tangent? <text:s/>No, for now, I’ll just copy/paste structure.</text:p>
      <text:p text:style-name="P508"><text:soft-page-break/>Instead of passing in the three HWND, I will just pass in the NppData object, which will get me the <text:span text:style-name="T337">HWND. <text:s/>Then copy over the directory populating method. <text:s/>Then create the lists.</text:span></text:p>
      <text:p text:style-name="P509">Oh, I’ve gotten too far without building and single-stepping. <text:s/>I’ve got enough at this point to instantiate a config-validator. <text:s/><text:span text:style-name="T338">Step through, and it all looks good.</text:span></text:p>
      <text:p text:style-name="P510">Next time, I will make a getXmlNames() to return the xmlNames vector so it can populate the combobox values. [Not sure whether raw return or a pointer would be better: quick google tells me you <text:span text:style-name="T10">can</text:span><text:span text:style-name="T11"> return-by-reference by </text:span><text:span text:style-name="InlineCode"><text:span text:style-name="T11">std::vector&lt;T&gt;&amp; fn(xyz);</text:span></text:span><text:span text:style-name="T11">, but that requires a return value with lifetime beyond the function; instead, it explains that C++11 and later will do its best to “move” the local to the final destination, avoiding all the temporary vectors in between; though, given that it’s an object’s instance attribute, it will exist as long as the instance does.</text:span>]</text:p>
      <text:p text:style-name="CommitMessage">ConfigUpdater: Validation Dialog = get the Npp metadata needed; populate object attribute vectors for the lists of XML/XSD [TODO: accessor to those lists, and use xmlNames to populate combobox] → 3979ef0</text:p>
      <text:h text:style-name="P511" text:outline-level="1"><text:bookmark-start text:name="__RefHeading___Toc4970_2458992300"/>2025-Jun-26<text:tab/>ConfigUpdater: Validation Dialog<text:bookmark-end text:name="__RefHeading___Toc4970_2458992300"/></text:h>
      <text:p text:style-name="P512">Time to work on the ac<text:span text:style-name="T339">c</text:span>ess<text:span text:style-name="T339">ors</text:span> and populate the combobox. <text:s/>To avoid copying the lists, I will just return a pointer to the vector – or, right, you can return a reference, which is even better. <text:s/>Yep, that populated nicely.</text:p>
      <text:p text:style-name="P513">Working with dummy errors and line numbers for now, implement the handlers for the GUI elements:</text:p>
      <text:p text:style-name="P513">Add the VALIDATE clicked handler, and put fake values into list.</text:p>
      <text:p text:style-name="P513">Add the LBN_DBLCLICK handler, and get it to navigate to a given line in the right file.</text:p>
      <text:p text:style-name="P513">While testing that out, reminded that on-change for the file combobox, need to clear the error listbox ⇒ CBN_SELCHANGE.</text:p>
      <text:p text:style-name="P514">Okay, I think that finishes the main handling of GUI elements. <text:s/>Next up:</text:p>
      <text:p text:style-name="P515">☑ Enable multi-error validation</text:p>
      <text:p text:style-name="P516">☑ Run the validation and update the DBLCLICK and SELCHANGE lists</text:p>
      <text:p text:style-name="P517">ConfigUpdater: Validation Dialog = add GUI elements for the validation interface, so switching files will clear the error list; VALIDATE will populate error list, and double-clicking an error will go to a specific line in the active file. → 47220fa</text:p>
      <text:h text:style-name="P518" text:outline-level="1"><text:bookmark-start text:name="__RefHeading___Toc4999_1169696881"/><text:soft-page-break/>2025-Jun-27<text:tab/>ConfigUpdater: Validation Dialog<text:bookmark-end text:name="__RefHeading___Toc4999_1169696881"/></text:h>
      <text:p text:style-name="P519">So, to enable multi-error validation, I will have to provide an optional boolean to the Constructor, because it will have already done the validation; or I need to separate the creation and the validation. <text:s/>I think I’ll just provide the argument, and allow the _pushed_validate_btn() to just create a new validator object each time, rather than trying to reuse the same one. <text:s/><text:span text:style-name="T340">I will store the vectors into new attributes in the ConfigValidator object, so that I can avoid having to keep the validator object lying around.</text:span></text:p>
      <text:p text:style-name="P520">From the main ConfigUpdater action, I know Bespin has at least one error: single step through it, and it lists three. <text:s/><text:span text:style-name="T341">Yep, after I fix those three, it lists SUCCESS instead. <text:s/>I think it’s doing </text:span><text:span text:style-name="T342">what I want it to.</text:span></text:p>
      <text:p text:style-name="P521">I think the code is ready for someone else (Eko) to beta test – though I’ll want to update the README to explain how the validation features work. <text:s/>First, commit/push the code, then do a separate push for the README, then do the PR and ping Eko:</text:p>
      <text:p text:style-name="CommitMessage">ConfigUpdater: Validation Dialog = Get the XML Validation Dialog fully working, as far as I can tell. → 6730c9d</text:p>
      <text:p text:style-name="P522">Write up details in the README. <text:s/>While verifying something, I ran the dialog in my main instance instead of the portable, and it crashed, so I will need to come back and debug that before doing PR. ☹ <text:s/>For now, continue with README updates, but add TODO:</text:p>
      <text:p text:style-name="TODO">☑ <text:span text:style-name="T343">BUG: Installed-NPP crashes on Validation Dialog</text:span></text:p>
      <text:p text:style-name="CommitMessage">ConfigUpdater: update README to describe the validation options → e028cbd</text:p>
      <text:p text:style-name="P523"><text:span text:style-name="T343">Temporarily remove the </text:span><text:span text:style-name="InlineCode"><text:span text:style-name="T343">C:\usr\local\apps\npp\npp.881.configUpdater\notepad++.exe</text:span></text:span> <text:span text:style-name="T343">from the solution debugger, and go back to the installed Notepad++: unfortunately, that crashes before it even gets to WM_INITDIALOG. <text:s/></text:span><text:span text:style-name="T344">Weird, single-stepping in from the menu-action, it is able to get to WM_INITDIALOG; the problem is throwing the error when the XSD doesn’t exist – I will have to implement that (I forgot about it) – </text:span><text:span text:style-name="T345">or, for now, just copy the XSD over (but definitely need to implement it before the PR)</text:span><text:span text:style-name="T344">.</text:span></text:p>
      <text:p text:style-name="TODO">☑ <text:span text:style-name="T345">BUG: need to create XSD – centralize it, rather than having duplicate copies in both dialogs</text:span></text:p>
      <text:p text:style-name="P524"><text:soft-page-break/>It seems silly to create the TODO when I’m going to at least start it right away; but I’ve already been interrupted at least once, so <text:span text:style-name="T346">might not finish today</text:span>.</text:p>
      <text:p text:style-name="P525">Create the cpp/h pair, and create functions that wrap the CreateFile/WriteContents/CloseHandle for each, and call those from the existing if(!exist), and that builds correctly. <text:s/>Call it instead of the throw in the new locations, too. <text:s/>But before I test, I want to actually pull common code out: so the two public functions just call a private wrapper(path, contents) with a different string. <text:s/>Still all compiles. <text:s/><text:span text:style-name="T10">Now</text:span><text:span text:style-name="T11"> it’s time to test in the installed-build as well.</text:span></text:p>
      <text:p text:style-name="P526">Hmm, didn’t check the directory existed yet, either. <text:s/>Whoops. <text:s/>Use the PathRemoveFileSpec() to get the containing directory, and if the directory doesn’t exist, create it. <text:s/><text:span text:style-name="T347">Okay, now it works in the installed copy.</text:span></text:p>
      <text:p text:style-name="P527">Should I ensure it’s okay by making a RecursiveCreateDirectory()? <text:s/>As much as I don’t want to, I probably should. <text:s/>Okay, verify that works.</text:p>
      <text:p text:style-name="CommitMessage">ConfigUpdater: Fix missing-XSD-crash by doing the XSD creation elsewhere, and just calling it; include a recursive directory creator to make sure <text:span text:style-name="T348">all parent directories exist before attempting to create the file. → 68411c8</text:span></text:p>
      <text:p text:style-name="P528">But while verify the recursive, discovered that it’s sorting the listbox lexicographically, which messes up with the line numbering: I need to turn off the sorted attribute: oh, good, LB_SORT is easy to recognize by name 😉.</text:p>
      <text:p text:style-name="CommitMessage">ConfigUpdater: stop sorting error ListBox → 4454e25</text:p>
      <text:p text:style-name="P529">Okay, with those, I now think it’s ready for PR and external review ⇒ <text:a xlink:type="simple" xlink:href="https://github.com/pryrt/NppPlugin-ConfigUpdater/pull/18" text:style-name="Internet_20_link" text:visited-style-name="Visited_20_Internet_20_Link">PR#18</text:a>. <text:s/>I’ll give Eko some time to reply.</text:p>
      <text:h text:style-name="P530" text:outline-level="1"><text:bookmark-start text:name="__RefHeading___Toc5084_2973151212"/>2025-Jun-28<text:tab/>ConfigUpdater: Validation<text:bookmark-end text:name="__RefHeading___Toc5084_2973151212"/></text:h>
      <text:p text:style-name="P531">Eko had some suggestions:</text:p>
      <text:p text:style-name="P532">☑ font &gt; 8pt</text:p>
      <text:p text:style-name="P533">☑ horizontal scroll</text:p>
      <text:p text:style-name="P534">☑ newest .model. <text:span text:style-name="T349">⇒ </text:span><text:a xlink:type="simple" xlink:href="https://github.com/pryrt/NppPlugin-ConfigUpdater/issues/19" text:style-name="Internet_20_link" text:visited-style-name="Visited_20_Internet_20_Link"><text:span text:style-name="T349">Issue#19</text:span></text:a></text:p>
      <text:p text:style-name="P532">☑ open model alongside the failing XML, to the same language entry</text:p>
      <text:p text:style-name="P531">The first two should hopefully be easy. <text:s/>The other two, I am less certain how practical they are.</text:p>
      <text:p text:style-name="P531"><text:soft-page-break/>Font: try 11pt: interesting: the dialog size scales to the font size: so it’s not pixels, it’s some portion of the font. <text:s/>11 point was too big. <text:s/>I think 10 is on the big end, but <text:span text:style-name="T350">given that some are probably using HiDPI monitors and they always complain about small fonts, I will go with 10pt. <text:s/>(Checking: most themes have a default size of 10pt, so that keeps the UI consistent with the editor.) <text:s/></text:span><text:span text:style-name="T351">Change all the RC to 10pt.</text:span></text:p>
      <text:p text:style-name="CommitMessage">ConfigUpdater: change dialog font size to 10pt to match the default styler text size → 5127a48</text:p>
      <text:p text:style-name="P535">Start with LB_SETHORIZONTALEXTENT to a raw 1000, and see that it still cuts off at 166 character message, so that’s about 6 units per character. <text:s/>When I loop through the text, find the longest string, then multiply that by 8 (for margin) – but that’s way too wide for the scrolling. <text:s/>Search and find this <text:a xlink:type="simple" xlink:href="https://stackoverflow.com/a/29041620" text:style-name="Internet_20_link" text:visited-style-name="Visited_20_Internet_20_Link">SO answer</text:a>, which shows how to grab the drawing context (DC) and then GetTextExtentPoint32 to find out <text:s/>the width needed for the string. <text:s/>If I set the horizontal extent based on that result, it allows almost perfect horizontal scrolling: just enough extra that user can be sure that they have seen the whole message.</text:p>
      <text:p text:style-name="P535"><draw:frame draw:style-name="fr5" draw:name="Image7" text:anchor-type="char" svg:width="2.8in" svg:height="2in" draw:z-index="6"><draw:image xlink:href="Pictures/100000010000023400000193C5C89F04.png" xlink:type="simple" xlink:show="embed" xlink:actuate="onLoad" draw:mime-type="image/png"/></draw:frame>I don’t think I can get better than that, so I’ll stick with that.</text:p>
      <text:p text:style-name="CommitMessage">ConfigUpdater: Validation dialog = add horizontal scroll, and scale the scroll width based on the longest error text in the listbox. → 061403b</text:p>
      <text:p text:style-name="P536">I hadn’t really mentioned it in the TODO – but Eko had also said that the validation doesn’t need to interrupt the Update Config Files action. <text:s/>My idea after his comment was that it would set a flag, and after closing the first dialog, it could prompt for launching the validation dialog.</text:p>
      <text:p text:style-name="P537">Yeah, that logic seems to work: so if you choose not to restart Notepad++, but there was a validation error, you can <text:span text:style-name="T352">choose to launch the validator.</text:span></text:p>
      <text:p text:style-name="CommitMessage">ConfigUpdater: Validation dialog = move the UpdateConfigFiles validation results to not interrupt updating; <text:span text:style-name="T349">change logfile from ConfigUpdater.log to ConfigUpdaterLog, to avoid conflict with extension-based alternate .log stylers/UDL/etc → 2128e5f</text:span></text:p>
      <text:p text:style-name="P538"><text:soft-page-break/>For opening .model.xml alongside the active file: I would want a separate button in the dialog to do that. <text:s/>So, start by redesigning dialog, to put VALIDATE on the left, and have <text:span text:style-name="T33">*.model</text:span> button next to it, disabled by default but enabled once a language is selected. <text:s/><text:span text:style-name="T353">Then build up some logic around the buttons, so the </text:span><text:span text:style-name="T354">*.model</text:span><text:span text:style-name="T355"> button will only be available when there are errors to compare. <text:s/>I have started the process of searching backward in the erroring XML so I can then figure out where to go from there (with notes about the logic in comments), but I need to finish the search, then I need to start single-stepping through to </text:span></text:p>
      <text:p text:style-name="P539">Time to end for the day, so want a commit… but since it’s not functional, <text:span text:style-name="T33">don’t</text:span> push it to GH yet.</text:p>
      <text:p text:style-name="CommitMessage">ConfigUpdater: starting work on *.model button, but non-functional yet → c267e70</text:p>
      <text:h text:style-name="P540" text:outline-level="1"><text:bookmark-start text:name="__RefHeading___Toc5155_617872066"/>2025-Jun-29<text:tab/>ConfigUpdater: Validation Dialog<text:bookmark-end text:name="__RefHeading___Toc5155_617872066"/></text:h>
      <text:p text:style-name="P541">Just a couple minutes, but let’s get it to a point where it compiles, then single-step through to see how good my logic is so far: yep, everything looks right so far.</text:p>
      <text:p text:style-name="P542">But unfortunately, whether I search forward or backward with the targeted search, it’s not finding anything. <text:s/>I will have to play around with the search to figure out how to make that work correctly ☹… but not time for that right now.</text:p>
      <text:p text:style-name="P543"><text:span text:style-name="T356">In PythonScript 3, I tried out </text:span><text:span text:style-name="InlineCode"><text:span text:style-name="T356">editor.setTargetEnd(0); editor.setTargetStart(editor.getLength()); editor.searchInTarget("return")</text:span></text:span> <text:span text:style-name="T356">and it properly showed the position searching backward in the current file. <text:s/>So, in theory, something that simple should work in C++, too… Which makes me wonder if maybe it wasn’t in the file I thought it was. <text:s/></text:span><text:span text:style-name="T357">Grab the active filename, and it matches what I expect. <text:s/>Go look at the </text:span><text:a xlink:type="simple" xlink:href="https://github.com/bruderstein/PythonScript/blob/467c3b9bd5754c504d023f449c40303063bf53ca/PythonScript/src/ScintillaWrapperGenerated.cpp#L2844" text:style-name="Internet_20_link" text:visited-style-name="Visited_20_Internet_20_Link"><text:span text:style-name="T357">PythonScript source code</text:span></text:a><text:span text:style-name="T357">: apparently, they are doing std::string, not std::wstring… <text:s/>Okay, if I use 10000 instead of reinterpret(-1), and use the raw character string “Lexer”, it finds something. <text:s text:c="3"/>Use the integer obtained from SCI_GETLINEENDPOS, and it still finds it; swap start/end, and it finds the most recent Lexer</text:span><text:span text:style-name="T358">Type. <text:s/>Switch from SendMessageA//”LexerType” to SendMessage//L”LexerType”, and it fails to find it. <text:s/>So yes, it’s my insistence on wchar_t that is hurting me. <text:s/>That means I need access to my wstr-to-utf8 converter – </text:span><text:span text:style-name="T359">move delNull and the wstring/utf8 to a new pcjHelper namespace, so I can access them centrally.</text:span></text:p>
      <text:p text:style-name="P544">I couldn’t get the scintilla-regex capture group working as expected (SCI_GETTAG was returning empty), so instead I just hardcoded the offset to find the quoted attribute, and skipped worrying about the GETTAG.</text:p>
      <text:p text:style-name="P545"><text:soft-page-break/>Okay, after I’ve figured out the optional attribute value, make the search string for the model; then open the model into the other view; then search the model and scroll to the <text:span text:style-name="T360">same region in the model, if possible. </text:span></text:p>
      <text:p text:style-name="P546">Seems to be working on the theme; TODO next is figure out the search table for langs.xml as well.</text:p>
      <text:p text:style-name="CommitMessage">ConfigUpdater: for stylers.model.xml, try to scroll to similar position in model as the problematic XML. <text:s/>TODO = langs.model.xml version; TODO = see if I can prefer scroll-to-top → 9c7d957</text:p>
      <text:h text:style-name="P547" text:outline-level="1"><text:bookmark-start text:name="__RefHeading___Toc5204_3465895098"/>2025-Jun-30<text:tab/>ConfigUpdater: Validation dialog<text:bookmark-end text:name="__RefHeading___Toc5204_3465895098"/></text:h>
      <text:p text:style-name="P548">For scroll-to-top, it looks like <text:a xlink:type="simple" xlink:href="https://scintilla.org/ScintillaDoc.html#SCI_SETFIRSTVISIBLELINE" text:style-name="Internet_20_link" text:visited-style-name="Visited_20_Internet_20_Link">SCI_SETFIRSTVISIBLELINE</text:a> will probably do what I’m hoping: allowing me to put the element-head as the first visible line. <text:s/><text:span text:style-name="T361">Yes, that seems to work. <text:s/>Had to fix a couple logic things – the _pushed_model_btn was assuming that doubleclick had happened recently (ie, that the error file was active and the caret on the right line), but that’s an unsafe assumption; send DOOPEN and GOTOLINE to ensure that condition before doing the rest of the searches, which are all relative to that assumption. <text:s/>With that fix, it is now reliably </text:span><text:span text:style-name="T362">scrolling to the right position.</text:span></text:p>
      <text:p text:style-name="CommitMessage">ConfigUpdater: fix scrolling when using <text:span text:style-name="T33">*.model.xml</text:span><text:span text:style-name="T3"> button to put error-vs-model side-by-side; </text:span><text:span text:style-name="T363">also, update the README to include the</text:span><text:span text:style-name="T364"> *.model.xml</text:span><text:span text:style-name="T363"> behavior (and preview the download-model-files)</text:span><text:span text:style-name="T33"> </text:span><text:span text:style-name="T3">→ c38f7b3</text:span></text:p>
      <text:p text:style-name="CommitMessage">ConfigUpdater: update the README to include the *.model.xml behavior (and preview the download-model-files) → 565567e</text:p>
      <text:p text:style-name="P549">Okay, time to add the logic for langs.model as well. <text:s/><text:span text:style-name="T365">Oh, found a bug: with wrapping, SETFIRSTVISIBLELINE doesn’t go to the right location. <text:s/>Searching through scintilla docs: okay, I think </text:span><text:a xlink:type="simple" xlink:href="https://scintilla.org/ScintillaDoc.html#SCI_VISIBLEFROMDOCLINE" text:style-name="Internet_20_link" text:visited-style-name="Visited_20_Internet_20_Link"><text:span text:style-name="T365">SCI_VISIBLEFROMDOCLINE</text:span></text:a><text:span text:style-name="T365"> will convert the document line number (which I know) to the “visible line” number (which the set-first-visible needs): </text:span><text:span text:style-name="T366">yep, that worked.</text:span></text:p>
      <text:p text:style-name="CommitMessage">ConfigUpdater: add the alignment logic for langs.model.xml as well → 5ba8e0f</text:p>
      <text:p text:style-name="P550"><text:a xlink:type="simple" xlink:href="https://github.com/pryrt/NppPlugin-ConfigUpdater/pull/18" text:style-name="Internet_20_link" text:visited-style-name="Visited_20_Internet_20_Link">Ping Eko in the PR</text:a>: I will wait until he responds (or a day or two) before merging that.</text:p>
      <text:h text:style-name="P551" text:outline-level="1"><text:bookmark-start text:name="__RefHeading___Toc5254_2950068849"/>2025-Jul-01<text:tab/>ConfigUpdater: Download Models<text:bookmark-end text:name="__RefHeading___Toc5254_2950068849"/></text:h>
      <text:p text:style-name="P552">I’ll want a simple dialog: a label saying what URL is being downloaded, and a progress bar. <text:s/>I will be able to grab my download-to-file from CollectionInterface.</text:p>
      <text:p text:style-name="P552"><text:soft-page-break/>Create a branch. <text:s/>Start with creating GUI elements: menu entry first. <text:s/><text:span text:style-name="T367">And RC file. <text:s/>And enough code that it will compile, so I can verify the dialog GUI is working. <text:s/>That was more prep code than I was anticipating… but I was able to realize that from the GUI perspective, it’s very much like the CUStatusDialog – essentially equivalent controls, really, other than I don’t need the edittext box as big; </text:span><text:span text:style-name="T368">also, make it wider (URLs are long) and make it WS_HSCROLL, and add the scroll-width setting when a line of text is added. <text:s/>Dialog will launch (but do nothing)</text:span></text:p>
      <text:p text:style-name="CommitMessage">ConfigUpdater: ModelDownload = create dummy dialog and GUI code, but no action taken yet → 7450522</text:p>
      <text:p text:style-name="P553">Playing around after commit, found that the scroll width wasn’t resetting, so fixed that logic</text:p>
      <text:p text:style-name="CommitMessage">ConfigUpdater: ModelDownload = fix scroll width logic → de51a80</text:p>
      <text:h text:style-name="P554" text:outline-level="1"><text:bookmark-start text:name="__RefHeading___Toc5280_412472255"/>2025-Jul-02<text:tab/>ConfigUpdater: Model Download<text:bookmark-end text:name="__RefHeading___Toc5280_412472255"/></text:h>
      <text:p text:style-name="P555">Now that I’ve got a GUI, I need to start work on the class. <text:s/>Then, like in the updater status, I have to instantiate/start that class after the non-modal dialog has been launched. (That’s why I picked non-modal: if it were modal, I would have to instantiate the object inside the dialog, and sending signals to the dialog from inside the dialog’s init is a mess that’s likely to not work.)</text:p>
      <text:p text:style-name="P556">Get an initial framework for the class started, with enough in the constructor and go() method that it will build properly: <text:span text:style-name="T369">have paths and URLs for the files</text:span>. <text:s/>Instantiate it as static before the CreateDialogParam non-modal-launcher, then .go() after: it seems to work to not instantiate a second time. <text:s/>However, I am not convinced that .go() will properly be able to update the dialog, because I’m not seeing it when I single-step. ☹ <text:s/>Still, that all worked on the <text:span text:style-name="T369">ConfigUpdater, so I would think it would work here, too.</text:span></text:p>
      <text:p text:style-name="P557">Try putting just a few Sleep() and update-text calls, and see if go() can really interact with dialog. <text:s/>Yes, when not single-stepping, I can watch it update. <text:s/>Actually, if I pause during .go(), I can see it updating as I single-step, too. <text:s/>So it’s just when nothing happened in .go() that I couldn’t tell it was doing anything. <text:s/>Good to know.</text:p>
      <text:p text:style-name="P557">Next I will need to start on the download <text:span text:style-name="T370">code: start grabbing from CollectionInterface project’s class. <text:s/></text:span><text:span text:style-name="T371">Then put the logic into go(): download Langs to tmp, process status and update GUI; download Stylers to tmp, process status and update GUI; if(!writeable) runas ELSE normal-run ⇒ run the copy command in a single ShellExecute; update progress; if(both ok) close window, else leave window open for being able to read the error message. <text:s/>Add a DONE button to be able to click if there is an error.</text:span></text:p>
      <text:p text:style-name="P558"><text:soft-page-break/>Hmm, what if someone hits DONE (or X) while the download is occurring? <text:s/>That’s what _dlmInterruptFlag and the …_GetInterruptFlag() function are for. <text:s/>Put in a few checks along the way for that flag – that should let me exit early.</text:p>
      <text:p text:style-name="P558">As far as I can tell, the model-file download is working.</text:p>
      <text:p text:style-name="CommitMessage">ConfigUpdater: Download Model Files = add the download action and error handling; dialog will automatically close if its successful, or will stay open with a message in the box and a CLOSE button (or the X window control) when you are done reading the error. → 3d5e8d6</text:p>
      <text:p text:style-name="CommitMessage">update README → 6827ed9</text:p>
      <text:p text:style-name="P559">Create PR (though I’ll let it sit overnight, so Eko can comment if he notices)</text:p>
      <text:h text:style-name="P560" text:outline-level="1"><text:bookmark-start text:name="__RefHeading___Toc5321_171439793"/>2025-Jul-03<text:tab/>Config Updater v2.1.0<text:bookmark-end text:name="__RefHeading___Toc5321_171439793"/></text:h>
      <text:p text:style-name="P561">No comments from Eko, so merged it into main. <text:s/>All the Issues are closed. <text:s/>No TODO left in code. <text:s/>No TODO left in notebook. <text:s/>Time to uprev and create release v2.1.0.</text:p>
      <text:p text:style-name="CommitMessage">ConfigUpdater: v2.1.0 release</text:p>
      <text:p text:style-name="P562">- <text:span text:style-name="T372">Add Dark Mode (Issue #7)</text:span></text:p>
      <text:p text:style-name="P563">- Validate XML vs XSD during update (Issue #1) and interactive validation on-demand (Issue #14)</text:p>
      <text:p text:style-name="P563">- Add ability to download most recent model XML files (Issue #19)</text:p>
      <text:p text:style-name="P563">- Other Improvements: move config to dedicated subdirectory (Issue #6), only write XML file if it is changed (Issue #3), truncate the status logfile if it’s too big (Issue #10), make sure it only updates themes once for portable (Issue #15)</text:p>
      <text:p text:style-name="P564">Create Release ⇒ <text:a xlink:type="simple" xlink:href="https://github.com/pryrt/NppPlugin-ConfigUpdater/releases/tag/v2.1.0" text:style-name="Internet_20_link" text:visited-style-name="Visited_20_Internet_20_Link">https://github.com/pryrt/NppPlugin-ConfigUpdater/releases/tag/v2.1.0</text:a> </text:p>
      <text:p text:style-name="P564">Post <text:a xlink:type="simple" xlink:href="https://community.notepad-plus-plus.org/post/102373" text:style-name="Internet_20_link" text:visited-style-name="Visited_20_Internet_20_Link">reply to Config Files Need Updating, Too</text:a>.</text:p>
      <text:h text:style-name="P565" text:outline-level="2"><text:bookmark-start text:name="__RefHeading___Toc5359_171439793"/>PythonScript cleanup<text:bookmark-end text:name="__RefHeading___Toc5359_171439793"/></text:h>
      <text:p text:style-name="P566">“<text:span text:style-name="T373">Retire” the ConfigUpdater and CollectionInterface scripts: copy them to the “retired/” folder, and change the original scripts to short scripts that just print the plugin URLs to the console.</text:span></text:p>
      <text:p text:style-name="CommitMessage">PythonScripts: retire the ConfigUpdater and CollectionInterface scripts, and link their old URLs to point to their plugin replacements. (Archive the old code to the <text:span text:style-name="InlineCode">retired\</text:span> folder) → 478638c</text:p>
      <text:h text:style-name="P567" text:outline-level="1"><text:bookmark-start text:name="__RefHeading___Toc5362_2863014716"/><text:soft-page-break/>2025-Jul-04<text:tab/>Notepad++ Certificate<text:bookmark-end text:name="__RefHeading___Toc5362_2863014716"/></text:h>
      <text:p text:style-name="P568">For <text:span text:style-name="T374">v8.8.3 </text:span>(<text:span text:style-name="T374">see </text:span><text:a xlink:type="simple" xlink:href="https://community.notepad-plus-plus.org/topic/26986/notepad-v8-8-3-release-candidate" text:style-name="Internet_20_link" text:visited-style-name="Visited_20_Internet_20_Link">RC/<text:span text:style-name="T374">RC</text:span>2 <text:span text:style-name="T374">announcement</text:span></text:a>), Don is using a self-signed Root Certificate Authority, from which he issued a 3-year signing certificate. <text:s/><text:span text:style-name="T10">If</text:span><text:span text:style-name="T11"> someone were willing to install the Notepad++ Root CA into their Trusted Root Certificates, </text:span><text:span text:style-name="T375">then it would claim a cert signed with it was “trusted”.</text:span></text:p>
      <text:list text:continue-numbering="true" text:style-name="List_20_1">
        <text:list-item>
          <text:p text:style-name="P569">Command Don uses to sign N++:</text:p>
        </text:list-item>
      </text:list>
      <text:p text:style-name="P570">"c:\Program Files (x86)\Windows Kits\10\bin\10.0.26100.0\x64\signtool.exe" sign /fd SHA512 /tr http://timestamp.acs.microsoft.com /td sha512 /a /f %NPP_CERT% /p %NPP_CERT_PWD% /d "Notepad++" /du <text:a xlink:type="simple" xlink:href="https://notepad-plus-plus.org/" text:style-name="Internet_20_link" text:visited-style-name="Visited_20_Internet_20_Link">https://notepad-plus-plus.org/</text:a> <text:s/><text:span text:style-name="T374">EXEORDLL.here</text:span></text:p>
      <text:list xml:id="list164807920869959" text:continue-numbering="true" text:style-name="List_20_1">
        <text:list-item>
          <text:list>
            <text:list-item>
              <text:p text:style-name="P569"><text:span text:style-name="InlineCode">%NPP_CERT%</text:span> can be certname.pfx or certname.p<text:span text:style-name="T376">12</text:span> – either <text:span text:style-name="T376">extension </text:span>works, assuming they were built with both private and public key <text:span text:style-name="T376">(pfx and p12 are both valid extensions for the </text:span><text:span text:style-name="InlineCode"><text:span text:style-name="T376">openssl pkcs12</text:span></text:span><text:span text:style-name="T376"> family of commands)</text:span></text:p>
            </text:list-item>
            <text:list-item>
              <text:p text:style-name="P569"><text:span text:style-name="InlineCode">%NPP_CERT_PWD%</text:span> is the password, in an environment variable</text:p>
            </text:list-item>
            <text:list-item>
              <text:p text:style-name="P569"><text:span text:style-name="InlineCode">%NPP_CERT%</text:span> and <text:span text:style-name="InlineCode">%NPP_CERT_PWD%</text:span> could be GitHub repo secrets, ala <text:a xlink:type="simple" xlink:href="https://github.com/orgs/community/discussions/25521" text:style-name="Internet_20_link" text:visited-style-name="Visited_20_Internet_20_Link">https://github.com/orgs/community/discussions/25521</text:a> and <text:a xlink:type="simple" xlink:href="https://github.com/marketplace/actions/base64-to-file" text:style-name="Internet_20_link" text:visited-style-name="Visited_20_Internet_20_Link">https://github.com/marketplace/actions/base64-to-file</text:a> </text:p>
            </text:list-item>
            <text:list-item>
              <text:p text:style-name="P569">Documentation for signtool.exe: <text:a xlink:type="simple" xlink:href="https://learn.microsoft.com/en-us/dotnet/framework/tools/signtool-exe" text:style-name="Internet_20_link" text:visited-style-name="Visited_20_Internet_20_Link">https://learn.microsoft.com/en-us/dotnet/framework/tools/signtool-exe</text:a> </text:p>
            </text:list-item>
          </text:list>
        </text:list-item>
        <text:list-item>
          <text:p text:style-name="P569">Other potentially useful links:</text:p>
          <text:list>
            <text:list-item>
              <text:p text:style-name="P569"><text:a xlink:type="simple" xlink:href="https://learn.microsoft.com/en-us/windows/msix/package/create-certificate-package-signing" text:style-name="Internet_20_link" text:visited-style-name="Visited_20_Internet_20_Link">https://learn.microsoft.com/en-us/windows/msix/package/create-certificate-package-signing</text:a> <text:span text:style-name="T376">⇒ this includes “manifests”, so isn’t 100% applicable</text:span></text:p>
            </text:list-item>
            <text:list-item>
              <text:p text:style-name="P569"><text:a xlink:type="simple" xlink:href="https://stackoverflow.com/questions/84847/how-do-i-create-a-self-signed-certificate-for-code-signing-on-windows" text:style-name="Internet_20_link" text:visited-style-name="Visited_20_Internet_20_Link">https://stackoverflow.com/questions/84847/how-do-i-create-a-self-signed-certificate-for-code-signing-on-windows</text:a> <text:span text:style-name="T376">⇒ this shows an alternate to the openssl in my HOWTO file; but it does show that you really should do a CA, which then signs/approves a req from the generated signing certificate</text:span></text:p>
            </text:list-item>
            <text:list-item>
              <text:p text:style-name="P571"><text:a xlink:type="simple" xlink:href="https://superuser.com/questions/738612/openssl-ca-keyusage-extension" text:style-name="Internet_20_link" text:visited-style-name="Visited_20_Internet_20_Link">https://superuser.com/questions/738612/openssl-ca-keyusage-extension</text:a></text:p>
            </text:list-item>
          </text:list>
        </text:list-item>
      </text:list>
      <text:p text:style-name="P572">I wrote up some instructions for how to import the Notepad++ RootCA (along with some caveats).</text:p>
      <text:p text:style-name="P572">When I have done that, the signed app shows up as valid signature; however, windows still gives security warning for unknown publisher when I try to run the installer, so I’m not sure Don’s “solution” will work as well as he thinks it will. <text:s/>Oh, wait, it still has the “downloaded file” flag. <text:s/>When I remove that, then – no, the message changes, but it still calls it unknown <text:soft-page-break/>publisher. <text:s/>Even if I add both the RootCA and the signing cert to the Trusted Publisher section. <text:s/>I dunno.</text:p>
      <text:p text:style-name="P573">Notebook: notes on self-signing code, for N++ v8.8.3, and possible self-use for signing DLLs</text:p>
      <text:h text:style-name="P574" text:outline-level="1"><text:bookmark-start text:name="__RefHeading___Toc5768_4114630033"/>2025-Jul-05<text:tab/>Certificate Aside (cont)<text:bookmark-end text:name="__RefHeading___Toc5768_4114630033"/></text:h>
      <text:p text:style-name="P575">I want to see if I can follow the instructions from 84847 for makecert but using the new syntax for powershell; <text:span text:style-name="T377">cf </text:span><text:a xlink:type="simple" xlink:href="https://learn.microsoft.com/en-us/powershell/module/pki/new-selfsignedcertificate?view=windowsserver2025-ps" text:style-name="Internet_20_link" text:visited-style-name="Visited_20_Internet_20_Link"><text:span text:style-name="T377">https://learn.microsoft.com/en-us/powershell/module/pki/new-selfsignedcertificate?view=windowsserver2025-ps</text:span></text:a><text:span text:style-name="T377"> </text:span></text:p>
      <table:table table:name="Table5" table:style-name="Table5">
        <table:table-column table:style-name="Table5.A" table:number-columns-repeated="2"/>
        <table:table-header-rows>
          <table:table-row table:style-name="Table5.1">
            <table:table-cell table:style-name="Table5.A1" office:value-type="string">
              <text:p text:style-name="P576">Code</text:p>
            </table:table-cell>
            <table:table-cell table:style-name="Table5.B1" office:value-type="string">
              <text:p text:style-name="P576">Notes</text:p>
            </table:table-cell>
          </table:table-row>
        </table:table-header-rows>
        <table:table-row table:style-name="Table5.2">
          <table:table-cell table:style-name="Table5.A2" office:value-type="string">
            <text:p text:style-name="P577">$params = @{</text:p>
            <text:p text:style-name="P577"><text:s text:c="4"/>Subject = "CN=Peter's Private CA"</text:p>
            <text:p text:style-name="P577"><text:s text:c="4"/>KeyLength = 4096</text:p>
            <text:p text:style-name="P577"><text:s text:c="4"/>KeyAlgorithm = 'RSA'</text:p>
            <text:p text:style-name="P577"><text:s text:c="4"/>HashAlgorithm = 'SHA512'</text:p>
            <text:p text:style-name="P577"><text:s text:c="4"/>KeyUsage = 'CertSign', 'CRLSign', 'digitalSignature'</text:p>
            <text:p text:style-name="P577"><text:s text:c="4"/>KeyExportPolicy = 'Exportable'</text:p>
            <text:p text:style-name="P577"><text:s text:c="4"/>CertStoreLocation = 'Cert:\CurrentUser\My'</text:p>
            <text:p text:style-name="P577"><text:s text:c="4"/>NotAfter = (Get-Date).AddYears(5) <text:s/># Optional: Set expiration date</text:p>
            <text:p text:style-name="P577">}</text:p>
            <text:p text:style-name="P577"/>
            <text:p text:style-name="P577">$rootCACert = New-SelfSignedCertificate @params</text:p>
          </table:table-cell>
          <table:table-cell table:style-name="Table5.B2" office:value-type="string">
            <text:p text:style-name="P578">This puts it in certmgr.msc&gt;Personal&gt;Certificates and Intermediate&gt;Certificates; can export to file, then save into <text:span text:style-name="T378">ThirdParty&gt;Certificates (which also has a copy in the Trusted&gt;Certificates</text:span> (I read that somewhere, and thought I’d test: it didn’t show up in Trusted, despite the webpage claiming it would) – save into Trusted&gt;Certificates instead.</text:p>
          </table:table-cell>
        </table:table-row>
        <table:table-row table:style-name="Table5.2">
          <table:table-cell table:style-name="Table5.A2"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ext:soft-page-break/>the key algorithm to RSA</text:p>
            <text:p text:style-name="P577"><text:s text:c="4"/>KeyLength = 4096 # Sets the key length to 2048 bits</text:p>
            <text:p text:style-name="P577"><text:s text:c="4"/>Signer = $rootCACert # Specifies the Root CA certificate as the signer</text:p>
            <text:p text:style-name="P577"><text:s text:c="4"/>HashAlgorithm = 'sha512' # 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p>
            <text:p text:style-name="P577"/>
            <text:p text:style-name="P577">$codeSigningCert = New-SelfSignedCertificate @codeSigningParams # Creates the code signing certificate signed by the Root CA</text:p>
          </table:table-cell>
          <table:table-cell table:style-name="Table5.B2" office:value-type="string">
            <text:p text:style-name="P578">This <text:span text:style-name="T379">is a code-signing only</text:span></text:p>
          </table:table-cell>
        </table:table-row>
        <table:table-row table:style-name="Table5.2">
          <table:table-cell table:style-name="Table5.A4"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he key algorithm to RSA</text:p>
            <text:p text:style-name="P577"><text:s text:c="4"/>KeyLength = 4096 # Sets the key length to 2048 bits</text:p>
            <text:p text:style-name="P577"><text:s text:c="4"/>Signer = $rootCACert # Specifies the Root CA certificate as the signer</text:p>
            <text:p text:style-name="P577"><text:s text:c="4"/>HashAlgorithm = 'sha512' # <text:soft-page-break/>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s text:c="4"/>TextExtension = @(</text:p>
            <text:p text:style-name="P577"><text:s text:c="8"/>'2.5.29.37={text}1.3.6.1.5.5.7.3.1, 1.3.6.1.5.5.7.3.2, 1.3.6.1.5.5.7.3.4, 1.3.6.1.5.5.7.3.3, 1.3.6.1.5.5.7.3.8' # Extended Key Usage OIDs</text:p>
            <text:p text:style-name="P577"><text:s text:c="4"/>)</text:p>
            <text:p text:style-name="P577">}</text:p>
            <text:p text:style-name="P577"/>
            <text:p text:style-name="P577">$codeSigningCert = New-SelfSignedCertificate @codeSigningParams # Creates the code signing certificate signed by the Root CA</text:p>
          </table:table-cell>
          <table:table-cell table:style-name="Table5.B4" office:value-type="string">
            <text:p text:style-name="P579">This is the same codeSigning, but also has other extended uses (server/client auth, email, timestamping)</text:p>
          </table:table-cell>
        </table:table-row>
      </table:table>
      <text:p text:style-name="P580"/>
      <text:p text:style-name="P580">So that’s a proof of concept. If I want to use signtool, I need that as a .pfx/.p12 file. <text:s/>Try to export it: it <text:span text:style-name="T380">is</text:span> requiring a password, <text:span text:style-name="T380">so use a temporary password. <text:s/>Then follow </text:span><text:a xlink:type="simple" xlink:href="https://serverfault.com/a/515842" text:style-name="Internet_20_link" text:visited-style-name="Visited_20_Internet_20_Link"><text:span text:style-name="T380">this SO answer</text:span></text:a><text:span text:style-name="T380"> with modification from the </text:span><text:a xlink:type="simple" xlink:href="https://serverfault.com/a/1106205" text:style-name="Internet_20_link" text:visited-style-name="Visited_20_Internet_20_Link"><text:span text:style-name="T380">NONE comment on this answer</text:span></text:a><text:span text:style-name="T380">.</text:span></text:p>
      <text:p text:style-name="P581"># First, extract the certificate:</text:p>
      <text:p text:style-name="P581">openssl pkcs12 -clcerts -nokeys -legacy -in "YourPKCSFile" -out certificate.crt -password pass:PASSWORD -passin pass:PASSWORD</text:p>
      <text:p text:style-name="P581"/>
      <text:p text:style-name="P581"># Second, the CA key:</text:p>
      <text:p text:style-name="P581">openssl pkcs12 -cacerts -nokeys -legacy -in "YourPKCSFile" -out ca-cert.ca -password pass:PASSWORD -passin pass:PASSWORD</text:p>
      <text:p text:style-name="P581"/>
      <text:p text:style-name="P581"># Now, the private key:</text:p>
      <text:p text:style-name="P581">openssl pkcs12 -nocerts -legacy -in "YourPKCSFile" -out private.key -password pass:PASSWORD -passin pass:PASSWORD -passout pass:TemporaryPassword</text:p>
      <text:p text:style-name="P581"/>
      <text:p text:style-name="P581"># Now remove the passphrase:</text:p>
      <text:p text:style-name="P581">openssl rsa -legacy -in private.key -out "NewKeyFile.key" -passin pass:TemporaryPassword</text:p>
      <text:p text:style-name="P581"/>
      <text:p text:style-name="P581"># Put things together for the new PKCS-File:</text:p>
      <text:p text:style-name="P581"><text:soft-page-break/>type "NewKeyFile.key" "certificate.crt" "ca-cert.ca" &gt; PEM.pem</text:p>
      <text:p text:style-name="P581"/>
      <text:p text:style-name="P581"># And create the new file (modified for NONE rather than ‘’)</text:p>
      <text:p text:style-name="P582"><text:span text:style-name="T380">openssl pkcs12 -export -nodes -CAfile ca-cert.ca -in PEM.pem -certpbe NONE -keypbe NONE -nomac -out "NewPKCSWithoutPassphraseFile.pfx"</text:span></text:p>
      <text:p text:style-name="P583">Or, you know, I could just use a password, since the signtool command from earlier expects one. :-) <text:s/>I’ll still save this information, in case I want to do it later.</text:p>
      <text:p text:style-name="P583">Possible SUBJECT parameters:</text:p>
      <text:list text:continue-numbering="true" text:style-name="List_20_1">
        <text:list-item>
          <text:p text:style-name="P584">CN = Common Name = Primary name for certificate</text:p>
        </text:list-item>
        <text:list-item>
          <text:p text:style-name="P584">O = Organization = company</text:p>
        </text:list-item>
        <text:list-item>
          <text:p text:style-name="P584">OU = Organizational Unit = Department</text:p>
        </text:list-item>
        <text:list-item>
          <text:p text:style-name="P584">L = Locality = City</text:p>
        </text:list-item>
        <text:list-item>
          <text:p text:style-name="P584">S = State / Province</text:p>
        </text:list-item>
        <text:list-item>
          <text:p text:style-name="P584">C = Country Name</text:p>
        </text:list-item>
        <text:list-item>
          <text:p text:style-name="P584">Serial Number = Unique</text:p>
        </text:list-item>
        <text:list-item>
          <text:p text:style-name="P584">Subject Alternative Names (SAN)</text:p>
          <text:list>
            <text:list-item>
              <text:p text:style-name="P584">The domain names for SAN can be specified with -DnsName as in example:</text:p>
            </text:list-item>
          </text:list>
        </text:list-item>
      </text:list>
      <text:p text:style-name="CodeIndent">New-SelfSignedCertificate -DnsName "www.example.com", "example.com", "mail.example.com" -CertStoreLocation "cert:\LocalMachine\My"</text:p>
      <text:p text:style-name="P585">So, it looks like I’ll be able to <text:span text:style-name="T377">create my own CA (which I could publish at pryrt.com), and create one or more signing certificates – I could use CN=PluginName, O=pryrt.com for the signing certificates: well, I could either do separate signing certificates for each project, or I could share the same one across all projects, and instead just have a “live-person” signer and a “github-action” signer. <text:s/>Things to consider.</text:span></text:p>
      <text:p text:style-name="P586">Notebook: more notes on creating my own Root CA and signing certificate (this time from powershell command line), so I might be able to automate such signing <text:span text:style-name="T381">on my plugin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9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7-05T16:48:07.335747000</dc:date>
    <meta:editing-duration>P13DT5H48M43S</meta:editing-duration>
    <meta:editing-cycles>591</meta:editing-cycles>
    <meta:generator>LibreOffice/25.2.4.3$Windows_X86_64 LibreOffice_project/33e196637044ead23f5c3226cde09b47731f7e27</meta:generator>
    <meta:document-statistic meta:table-count="5" meta:image-count="7" meta:object-count="0" meta:page-count="91" meta:paragraph-count="1303" meta:word-count="31270" meta:character-count="194623" meta:non-whitespace-character-count="162790"/>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